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7 17:08: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8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7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7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7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7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7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7:54</text:p>
          </table:table-cell>
          <table:table-cell office:value-type="float" office:value="23.56222" calcext:value-type="float">
            <text:p>23,56222</text:p>
          </table:table-cell>
        </table:table-row>
        <table:table-row table:style-name="ro1">
          <table:table-cell office:value-type="string" calcext:value-type="string">
            <text:p>2023-01-07 17:07:53</text:p>
          </table:table-cell>
          <table:table-cell office:value-type="float" office:value="86.1179" calcext:value-type="float">
            <text:p>86,1179</text:p>
          </table:table-cell>
        </table:table-row>
        <table:table-row table:style-name="ro1">
          <table:table-cell office:value-type="string" calcext:value-type="string">
            <text:p>2023-01-07 17:07:52</text:p>
          </table:table-cell>
          <table:table-cell office:value-type="float" office:value="91.6038" calcext:value-type="float">
            <text:p>91,6038</text:p>
          </table:table-cell>
        </table:table-row>
        <table:table-row table:style-name="ro1">
          <table:table-cell office:value-type="string" calcext:value-type="string">
            <text:p>2023-01-07 17:07:51</text:p>
          </table:table-cell>
          <table:table-cell office:value-type="float" office:value="76.67095" calcext:value-type="float">
            <text:p>76,67095</text:p>
          </table:table-cell>
        </table:table-row>
        <table:table-row table:style-name="ro1">
          <table:table-cell office:value-type="string" calcext:value-type="string">
            <text:p>2023-01-07 17:07:50</text:p>
          </table:table-cell>
          <table:table-cell office:value-type="float" office:value="75.93975" calcext:value-type="float">
            <text:p>75,93975</text:p>
          </table:table-cell>
        </table:table-row>
        <table:table-row table:style-name="ro1">
          <table:table-cell office:value-type="string" calcext:value-type="string">
            <text:p>2023-01-07 17:07:49</text:p>
          </table:table-cell>
          <table:table-cell office:value-type="float" office:value="50.9675" calcext:value-type="float">
            <text:p>50,9675</text:p>
          </table:table-cell>
        </table:table-row>
        <table:table-row table:style-name="ro1">
          <table:table-cell office:value-type="string" calcext:value-type="string">
            <text:p>2023-01-07 17:07:48</text:p>
          </table:table-cell>
          <table:table-cell office:value-type="float" office:value="55.07718" calcext:value-type="float">
            <text:p>55,07718</text:p>
          </table:table-cell>
        </table:table-row>
        <table:table-row table:style-name="ro1">
          <table:table-cell office:value-type="string" calcext:value-type="string">
            <text:p>2023-01-07 17:07:47</text:p>
          </table:table-cell>
          <table:table-cell office:value-type="float" office:value="67.89272" calcext:value-type="float">
            <text:p>67,89272</text:p>
          </table:table-cell>
        </table:table-row>
        <table:table-row table:style-name="ro1">
          <table:table-cell office:value-type="string" calcext:value-type="string">
            <text:p>2023-01-07 17:07:46</text:p>
          </table:table-cell>
          <table:table-cell office:value-type="float" office:value="61.38022" calcext:value-type="float">
            <text:p>61,38022</text:p>
          </table:table-cell>
        </table:table-row>
        <table:table-row table:style-name="ro1">
          <table:table-cell office:value-type="string" calcext:value-type="string">
            <text:p>2023-01-07 17:07:45</text:p>
          </table:table-cell>
          <table:table-cell office:value-type="float" office:value="67.0881" calcext:value-type="float">
            <text:p>67,0881</text:p>
          </table:table-cell>
        </table:table-row>
        <table:table-row table:style-name="ro1">
          <table:table-cell office:value-type="string" calcext:value-type="string">
            <text:p>2023-01-07 17:07:44</text:p>
          </table:table-cell>
          <table:table-cell office:value-type="float" office:value="58.60392" calcext:value-type="float">
            <text:p>58,60392</text:p>
          </table:table-cell>
        </table:table-row>
        <table:table-row table:style-name="ro1">
          <table:table-cell office:value-type="string" calcext:value-type="string">
            <text:p>2023-01-07 17:07:43</text:p>
          </table:table-cell>
          <table:table-cell office:value-type="float" office:value="34.63558" calcext:value-type="float">
            <text:p>34,63558</text:p>
          </table:table-cell>
        </table:table-row>
        <table:table-row table:style-name="ro1">
          <table:table-cell office:value-type="string" calcext:value-type="string">
            <text:p>2023-01-07 17:07:42</text:p>
          </table:table-cell>
          <table:table-cell office:value-type="float" office:value="59.442" calcext:value-type="float">
            <text:p>59,442</text:p>
          </table:table-cell>
        </table:table-row>
        <table:table-row table:style-name="ro1">
          <table:table-cell office:value-type="string" calcext:value-type="string">
            <text:p>2023-01-07 17:07:41</text:p>
          </table:table-cell>
          <table:table-cell office:value-type="float" office:value="48.41012" calcext:value-type="float">
            <text:p>48,41012</text:p>
          </table:table-cell>
        </table:table-row>
        <table:table-row table:style-name="ro1">
          <table:table-cell office:value-type="string" calcext:value-type="string">
            <text:p>2023-01-07 17:07:40</text:p>
          </table:table-cell>
          <table:table-cell office:value-type="float" office:value="86.68665" calcext:value-type="float">
            <text:p>86,68665</text:p>
          </table:table-cell>
        </table:table-row>
        <table:table-row table:style-name="ro1">
          <table:table-cell office:value-type="string" calcext:value-type="string">
            <text:p>2023-01-07 17:07:39</text:p>
          </table:table-cell>
          <table:table-cell office:value-type="float" office:value="65.5731" calcext:value-type="float">
            <text:p>65,5731</text:p>
          </table:table-cell>
        </table:table-row>
        <table:table-row table:style-name="ro1">
          <table:table-cell office:value-type="string" calcext:value-type="string">
            <text:p>2023-01-07 17:07:38</text:p>
          </table:table-cell>
          <table:table-cell office:value-type="float" office:value="68.38088" calcext:value-type="float">
            <text:p>68,38088</text:p>
          </table:table-cell>
        </table:table-row>
        <table:table-row table:style-name="ro1">
          <table:table-cell office:value-type="string" calcext:value-type="string">
            <text:p>2023-01-07 17:07:37</text:p>
          </table:table-cell>
          <table:table-cell office:value-type="float" office:value="39.13938" calcext:value-type="float">
            <text:p>39,13938</text:p>
          </table:table-cell>
        </table:table-row>
        <table:table-row table:style-name="ro1">
          <table:table-cell office:value-type="string" calcext:value-type="string">
            <text:p>2023-01-07 17:07:36</text:p>
          </table:table-cell>
          <table:table-cell office:value-type="float" office:value="51.64978" calcext:value-type="float">
            <text:p>51,64978</text:p>
          </table:table-cell>
        </table:table-row>
        <table:table-row table:style-name="ro1">
          <table:table-cell office:value-type="string" calcext:value-type="string">
            <text:p>2023-01-07 17:07:35</text:p>
          </table:table-cell>
          <table:table-cell office:value-type="float" office:value="40.40738" calcext:value-type="float">
            <text:p>40,40738</text:p>
          </table:table-cell>
        </table:table-row>
        <table:table-row table:style-name="ro1">
          <table:table-cell office:value-type="string" calcext:value-type="string">
            <text:p>2023-01-07 17:07:34</text:p>
          </table:table-cell>
          <table:table-cell office:value-type="float" office:value="57.61268" calcext:value-type="float">
            <text:p>57,61268</text:p>
          </table:table-cell>
        </table:table-row>
        <table:table-row table:style-name="ro1">
          <table:table-cell office:value-type="string" calcext:value-type="string">
            <text:p>2023-01-07 17:07:33</text:p>
          </table:table-cell>
          <table:table-cell office:value-type="float" office:value="57.13082" calcext:value-type="float">
            <text:p>57,13082</text:p>
          </table:table-cell>
        </table:table-row>
        <table:table-row table:style-name="ro1">
          <table:table-cell office:value-type="string" calcext:value-type="string">
            <text:p>2023-01-07 17:07:32</text:p>
          </table:table-cell>
          <table:table-cell office:value-type="float" office:value="41.79528" calcext:value-type="float">
            <text:p>41,79528</text:p>
          </table:table-cell>
        </table:table-row>
        <table:table-row table:style-name="ro1">
          <table:table-cell office:value-type="string" calcext:value-type="string">
            <text:p>2023-01-07 17:07:31</text:p>
          </table:table-cell>
          <table:table-cell office:value-type="float" office:value="48.495" calcext:value-type="float">
            <text:p>48,495</text:p>
          </table:table-cell>
        </table:table-row>
        <table:table-row table:style-name="ro1">
          <table:table-cell office:value-type="string" calcext:value-type="string">
            <text:p>2023-01-07 17:07:30</text:p>
          </table:table-cell>
          <table:table-cell office:value-type="float" office:value="52.1045" calcext:value-type="float">
            <text:p>52,1045</text:p>
          </table:table-cell>
        </table:table-row>
        <table:table-row table:style-name="ro1">
          <table:table-cell office:value-type="string" calcext:value-type="string">
            <text:p>2023-01-07 17:07:29</text:p>
          </table:table-cell>
          <table:table-cell office:value-type="float" office:value="49.42927" calcext:value-type="float">
            <text:p>49,42927</text:p>
          </table:table-cell>
        </table:table-row>
        <table:table-row table:style-name="ro1">
          <table:table-cell office:value-type="string" calcext:value-type="string">
            <text:p>2023-01-07 17:07:28</text:p>
          </table:table-cell>
          <table:table-cell office:value-type="float" office:value="47.23992" calcext:value-type="float">
            <text:p>47,23992</text:p>
          </table:table-cell>
        </table:table-row>
        <table:table-row table:style-name="ro1">
          <table:table-cell office:value-type="string" calcext:value-type="string">
            <text:p>2023-01-07 17:07:27</text:p>
          </table:table-cell>
          <table:table-cell office:value-type="float" office:value="43.50258" calcext:value-type="float">
            <text:p>43,50258</text:p>
          </table:table-cell>
        </table:table-row>
        <table:table-row table:style-name="ro1">
          <table:table-cell office:value-type="string" calcext:value-type="string">
            <text:p>2023-01-07 17:07:26</text:p>
          </table:table-cell>
          <table:table-cell office:value-type="float" office:value="74.08542" calcext:value-type="float">
            <text:p>74,08542</text:p>
          </table:table-cell>
        </table:table-row>
        <table:table-row table:style-name="ro1">
          <table:table-cell office:value-type="string" calcext:value-type="string">
            <text:p>2023-01-07 17:07:25</text:p>
          </table:table-cell>
          <table:table-cell office:value-type="float" office:value="69.56808" calcext:value-type="float">
            <text:p>69,56808</text:p>
          </table:table-cell>
        </table:table-row>
        <table:table-row table:style-name="ro1">
          <table:table-cell office:value-type="string" calcext:value-type="string">
            <text:p>2023-01-07 17:07:24</text:p>
          </table:table-cell>
          <table:table-cell office:value-type="float" office:value="76.11242" calcext:value-type="float">
            <text:p>76,11242</text:p>
          </table:table-cell>
        </table:table-row>
        <table:table-row table:style-name="ro1">
          <table:table-cell office:value-type="string" calcext:value-type="string">
            <text:p>2023-01-07 17:07:23</text:p>
          </table:table-cell>
          <table:table-cell office:value-type="float" office:value="69.79342" calcext:value-type="float">
            <text:p>69,79342</text:p>
          </table:table-cell>
        </table:table-row>
        <table:table-row table:style-name="ro1">
          <table:table-cell office:value-type="string" calcext:value-type="string">
            <text:p>2023-01-07 17:07:22</text:p>
          </table:table-cell>
          <table:table-cell office:value-type="float" office:value="48.25765" calcext:value-type="float">
            <text:p>48,25765</text:p>
          </table:table-cell>
        </table:table-row>
        <table:table-row table:style-name="ro1">
          <table:table-cell office:value-type="string" calcext:value-type="string">
            <text:p>2023-01-07 17:07:21</text:p>
          </table:table-cell>
          <table:table-cell office:value-type="float" office:value="52.78968" calcext:value-type="float">
            <text:p>52,78968</text:p>
          </table:table-cell>
        </table:table-row>
        <table:table-row table:style-name="ro1">
          <table:table-cell office:value-type="string" calcext:value-type="string">
            <text:p>2023-01-07 17:07:20</text:p>
          </table:table-cell>
          <table:table-cell office:value-type="float" office:value="42.51905" calcext:value-type="float">
            <text:p>42,51905</text:p>
          </table:table-cell>
        </table:table-row>
        <table:table-row table:style-name="ro1">
          <table:table-cell office:value-type="string" calcext:value-type="string">
            <text:p>2023-01-07 17:07:19</text:p>
          </table:table-cell>
          <table:table-cell office:value-type="float" office:value="69.80815" calcext:value-type="float">
            <text:p>69,80815</text:p>
          </table:table-cell>
        </table:table-row>
        <table:table-row table:style-name="ro1">
          <table:table-cell office:value-type="string" calcext:value-type="string">
            <text:p>2023-01-07 17:07:18</text:p>
          </table:table-cell>
          <table:table-cell office:value-type="float" office:value="72.02688" calcext:value-type="float">
            <text:p>72,02688</text:p>
          </table:table-cell>
        </table:table-row>
        <table:table-row table:style-name="ro1">
          <table:table-cell office:value-type="string" calcext:value-type="string">
            <text:p>2023-01-07 17:07:17</text:p>
          </table:table-cell>
          <table:table-cell office:value-type="float" office:value="63.22988" calcext:value-type="float">
            <text:p>63,22988</text:p>
          </table:table-cell>
        </table:table-row>
        <table:table-row table:style-name="ro1">
          <table:table-cell office:value-type="string" calcext:value-type="string">
            <text:p>2023-01-07 17:07:16</text:p>
          </table:table-cell>
          <table:table-cell office:value-type="float" office:value="72.88538" calcext:value-type="float">
            <text:p>72,88538</text:p>
          </table:table-cell>
        </table:table-row>
        <table:table-row table:style-name="ro1">
          <table:table-cell office:value-type="string" calcext:value-type="string">
            <text:p>2023-01-07 17:07:15</text:p>
          </table:table-cell>
          <table:table-cell office:value-type="float" office:value="82.23055" calcext:value-type="float">
            <text:p>82,23055</text:p>
          </table:table-cell>
        </table:table-row>
        <table:table-row table:style-name="ro1">
          <table:table-cell office:value-type="string" calcext:value-type="string">
            <text:p>2023-01-07 17:07:14</text:p>
          </table:table-cell>
          <table:table-cell office:value-type="float" office:value="68.77188" calcext:value-type="float">
            <text:p>68,77188</text:p>
          </table:table-cell>
        </table:table-row>
        <table:table-row table:style-name="ro1">
          <table:table-cell office:value-type="string" calcext:value-type="string">
            <text:p>2023-01-07 17:07:13</text:p>
          </table:table-cell>
          <table:table-cell office:value-type="float" office:value="75.08065" calcext:value-type="float">
            <text:p>75,08065</text:p>
          </table:table-cell>
        </table:table-row>
        <table:table-row table:style-name="ro1">
          <table:table-cell office:value-type="string" calcext:value-type="string">
            <text:p>2023-01-07 17:07:12</text:p>
          </table:table-cell>
          <table:table-cell office:value-type="float" office:value="73.06925" calcext:value-type="float">
            <text:p>73,06925</text:p>
          </table:table-cell>
        </table:table-row>
        <table:table-row table:style-name="ro1">
          <table:table-cell office:value-type="string" calcext:value-type="string">
            <text:p>2023-01-07 17:07:11</text:p>
          </table:table-cell>
          <table:table-cell office:value-type="float" office:value="63.02852" calcext:value-type="float">
            <text:p>63,02852</text:p>
          </table:table-cell>
        </table:table-row>
        <table:table-row table:style-name="ro1">
          <table:table-cell office:value-type="string" calcext:value-type="string">
            <text:p>2023-01-07 17:07:10</text:p>
          </table:table-cell>
          <table:table-cell office:value-type="float" office:value="52.65448" calcext:value-type="float">
            <text:p>52,65448</text:p>
          </table:table-cell>
        </table:table-row>
        <table:table-row table:style-name="ro1">
          <table:table-cell office:value-type="string" calcext:value-type="string">
            <text:p>2023-01-07 17:07:09</text:p>
          </table:table-cell>
          <table:table-cell office:value-type="float" office:value="71.94722" calcext:value-type="float">
            <text:p>71,94722</text:p>
          </table:table-cell>
        </table:table-row>
        <table:table-row table:style-name="ro1">
          <table:table-cell office:value-type="string" calcext:value-type="string">
            <text:p>2023-01-07 17:07:08</text:p>
          </table:table-cell>
          <table:table-cell office:value-type="float" office:value="81.3237" calcext:value-type="float">
            <text:p>81,3237</text:p>
          </table:table-cell>
        </table:table-row>
        <table:table-row table:style-name="ro1">
          <table:table-cell office:value-type="string" calcext:value-type="string">
            <text:p>2023-01-07 17:07:07</text:p>
          </table:table-cell>
          <table:table-cell office:value-type="float" office:value="78.59575" calcext:value-type="float">
            <text:p>78,59575</text:p>
          </table:table-cell>
        </table:table-row>
        <table:table-row table:style-name="ro1">
          <table:table-cell office:value-type="string" calcext:value-type="string">
            <text:p>2023-01-07 17:07:06</text:p>
          </table:table-cell>
          <table:table-cell office:value-type="float" office:value="46.47143" calcext:value-type="float">
            <text:p>46,47143</text:p>
          </table:table-cell>
        </table:table-row>
        <table:table-row table:style-name="ro1">
          <table:table-cell office:value-type="string" calcext:value-type="string">
            <text:p>2023-01-07 17:07:05</text:p>
          </table:table-cell>
          <table:table-cell office:value-type="float" office:value="41.30362" calcext:value-type="float">
            <text:p>41,30362</text:p>
          </table:table-cell>
        </table:table-row>
        <table:table-row table:style-name="ro1">
          <table:table-cell office:value-type="string" calcext:value-type="string">
            <text:p>2023-01-07 17:07:04</text:p>
          </table:table-cell>
          <table:table-cell office:value-type="float" office:value="49.81885" calcext:value-type="float">
            <text:p>49,81885</text:p>
          </table:table-cell>
        </table:table-row>
        <table:table-row table:style-name="ro1">
          <table:table-cell office:value-type="string" calcext:value-type="string">
            <text:p>2023-01-07 17:07:03</text:p>
          </table:table-cell>
          <table:table-cell office:value-type="float" office:value="34.65222" calcext:value-type="float">
            <text:p>34,65222</text:p>
          </table:table-cell>
        </table:table-row>
        <table:table-row table:style-name="ro1">
          <table:table-cell office:value-type="string" calcext:value-type="string">
            <text:p>2023-01-07 17:07:02</text:p>
          </table:table-cell>
          <table:table-cell office:value-type="float" office:value="48.1982" calcext:value-type="float">
            <text:p>48,1982</text:p>
          </table:table-cell>
        </table:table-row>
        <table:table-row table:style-name="ro1">
          <table:table-cell office:value-type="string" calcext:value-type="string">
            <text:p>2023-01-07 17:07:01</text:p>
          </table:table-cell>
          <table:table-cell office:value-type="float" office:value="42.0925" calcext:value-type="float">
            <text:p>42,0925</text:p>
          </table:table-cell>
        </table:table-row>
        <table:table-row table:style-name="ro1">
          <table:table-cell office:value-type="string" calcext:value-type="string">
            <text:p>2023-01-07 17:07:00</text:p>
          </table:table-cell>
          <table:table-cell office:value-type="float" office:value="56.87728" calcext:value-type="float">
            <text:p>56,87728</text:p>
          </table:table-cell>
        </table:table-row>
        <table:table-row table:style-name="ro1">
          <table:table-cell office:value-type="string" calcext:value-type="string">
            <text:p>2023-01-07 17:06:59</text:p>
          </table:table-cell>
          <table:table-cell office:value-type="float" office:value="51.60077" calcext:value-type="float">
            <text:p>51,60077</text:p>
          </table:table-cell>
        </table:table-row>
        <table:table-row table:style-name="ro1">
          <table:table-cell office:value-type="string" calcext:value-type="string">
            <text:p>2023-01-07 17:06:58</text:p>
          </table:table-cell>
          <table:table-cell office:value-type="float" office:value="55.04928" calcext:value-type="float">
            <text:p>55,04928</text:p>
          </table:table-cell>
        </table:table-row>
        <table:table-row table:style-name="ro1">
          <table:table-cell office:value-type="string" calcext:value-type="string">
            <text:p>2023-01-07 17:06:57</text:p>
          </table:table-cell>
          <table:table-cell office:value-type="float" office:value="48.97068" calcext:value-type="float">
            <text:p>48,97068</text:p>
          </table:table-cell>
        </table:table-row>
        <table:table-row table:style-name="ro1">
          <table:table-cell office:value-type="string" calcext:value-type="string">
            <text:p>2023-01-07 17:06:56</text:p>
          </table:table-cell>
          <table:table-cell office:value-type="float" office:value="0.002125" calcext:value-type="float">
            <text:p>0,002125</text:p>
          </table:table-cell>
        </table:table-row>
        <table:table-row table:style-name="ro1">
          <table:table-cell office:value-type="string" calcext:value-type="string">
            <text:p>2023-01-07 17:06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6:47</text:p>
          </table:table-cell>
          <table:table-cell office:value-type="float" office:value="59.95788" calcext:value-type="float">
            <text:p>59,95788</text:p>
          </table:table-cell>
        </table:table-row>
        <table:table-row table:style-name="ro1">
          <table:table-cell office:value-type="string" calcext:value-type="string">
            <text:p>2023-01-07 17:06:46</text:p>
          </table:table-cell>
          <table:table-cell office:value-type="float" office:value="90.33295" calcext:value-type="float">
            <text:p>90,33295</text:p>
          </table:table-cell>
        </table:table-row>
        <table:table-row table:style-name="ro1">
          <table:table-cell office:value-type="string" calcext:value-type="string">
            <text:p>2023-01-07 17:06:45</text:p>
          </table:table-cell>
          <table:table-cell office:value-type="float" office:value="71.28067" calcext:value-type="float">
            <text:p>71,28067</text:p>
          </table:table-cell>
        </table:table-row>
        <table:table-row table:style-name="ro1">
          <table:table-cell office:value-type="string" calcext:value-type="string">
            <text:p>2023-01-07 17:06:44</text:p>
          </table:table-cell>
          <table:table-cell office:value-type="float" office:value="81.06772" calcext:value-type="float">
            <text:p>81,06772</text:p>
          </table:table-cell>
        </table:table-row>
        <table:table-row table:style-name="ro1">
          <table:table-cell office:value-type="string" calcext:value-type="string">
            <text:p>2023-01-07 17:06:43</text:p>
          </table:table-cell>
          <table:table-cell office:value-type="float" office:value="69.04185" calcext:value-type="float">
            <text:p>69,04185</text:p>
          </table:table-cell>
        </table:table-row>
        <table:table-row table:style-name="ro1">
          <table:table-cell office:value-type="string" calcext:value-type="string">
            <text:p>2023-01-07 17:06:42</text:p>
          </table:table-cell>
          <table:table-cell office:value-type="float" office:value="23.18835" calcext:value-type="float">
            <text:p>23,18835</text:p>
          </table:table-cell>
        </table:table-row>
        <table:table-row table:style-name="ro1">
          <table:table-cell office:value-type="string" calcext:value-type="string">
            <text:p>2023-01-07 17:06:41</text:p>
          </table:table-cell>
          <table:table-cell office:value-type="float" office:value="54.68718" calcext:value-type="float">
            <text:p>54,68718</text:p>
          </table:table-cell>
        </table:table-row>
        <table:table-row table:style-name="ro1">
          <table:table-cell office:value-type="string" calcext:value-type="string">
            <text:p>2023-01-07 17:06:40</text:p>
          </table:table-cell>
          <table:table-cell office:value-type="float" office:value="71.72703" calcext:value-type="float">
            <text:p>71,72703</text:p>
          </table:table-cell>
        </table:table-row>
        <table:table-row table:style-name="ro1">
          <table:table-cell office:value-type="string" calcext:value-type="string">
            <text:p>2023-01-07 17:06:39</text:p>
          </table:table-cell>
          <table:table-cell office:value-type="float" office:value="82.57902" calcext:value-type="float">
            <text:p>82,57902</text:p>
          </table:table-cell>
        </table:table-row>
        <table:table-row table:style-name="ro1">
          <table:table-cell office:value-type="string" calcext:value-type="string">
            <text:p>2023-01-07 17:06:38</text:p>
          </table:table-cell>
          <table:table-cell office:value-type="float" office:value="71.26825" calcext:value-type="float">
            <text:p>71,26825</text:p>
          </table:table-cell>
        </table:table-row>
        <table:table-row table:style-name="ro1">
          <table:table-cell office:value-type="string" calcext:value-type="string">
            <text:p>2023-01-07 17:06:37</text:p>
          </table:table-cell>
          <table:table-cell office:value-type="float" office:value="60.26" calcext:value-type="float">
            <text:p>60,26</text:p>
          </table:table-cell>
        </table:table-row>
        <table:table-row table:style-name="ro1">
          <table:table-cell office:value-type="string" calcext:value-type="string">
            <text:p>2023-01-07 17:06:36</text:p>
          </table:table-cell>
          <table:table-cell office:value-type="float" office:value="85.90387" calcext:value-type="float">
            <text:p>85,90387</text:p>
          </table:table-cell>
        </table:table-row>
        <table:table-row table:style-name="ro1">
          <table:table-cell office:value-type="string" calcext:value-type="string">
            <text:p>2023-01-07 17:06:35</text:p>
          </table:table-cell>
          <table:table-cell office:value-type="float" office:value="83.62608" calcext:value-type="float">
            <text:p>83,62608</text:p>
          </table:table-cell>
        </table:table-row>
        <table:table-row table:style-name="ro1">
          <table:table-cell office:value-type="string" calcext:value-type="string">
            <text:p>2023-01-07 17:06:34</text:p>
          </table:table-cell>
          <table:table-cell office:value-type="float" office:value="91.21798" calcext:value-type="float">
            <text:p>91,21798</text:p>
          </table:table-cell>
        </table:table-row>
        <table:table-row table:style-name="ro1">
          <table:table-cell office:value-type="string" calcext:value-type="string">
            <text:p>2023-01-07 17:06:33</text:p>
          </table:table-cell>
          <table:table-cell office:value-type="float" office:value="73.09172" calcext:value-type="float">
            <text:p>73,09172</text:p>
          </table:table-cell>
        </table:table-row>
        <table:table-row table:style-name="ro1">
          <table:table-cell office:value-type="string" calcext:value-type="string">
            <text:p>2023-01-07 17:06:32</text:p>
          </table:table-cell>
          <table:table-cell office:value-type="float" office:value="85.965" calcext:value-type="float">
            <text:p>85,965</text:p>
          </table:table-cell>
        </table:table-row>
        <table:table-row table:style-name="ro1">
          <table:table-cell office:value-type="string" calcext:value-type="string">
            <text:p>2023-01-07 17:06:31</text:p>
          </table:table-cell>
          <table:table-cell office:value-type="float" office:value="79.09095" calcext:value-type="float">
            <text:p>79,09095</text:p>
          </table:table-cell>
        </table:table-row>
        <table:table-row table:style-name="ro1">
          <table:table-cell office:value-type="string" calcext:value-type="string">
            <text:p>2023-01-07 17:06:30</text:p>
          </table:table-cell>
          <table:table-cell office:value-type="float" office:value="26.2997" calcext:value-type="float">
            <text:p>26,2997</text:p>
          </table:table-cell>
        </table:table-row>
        <table:table-row table:style-name="ro1">
          <table:table-cell office:value-type="string" calcext:value-type="string">
            <text:p>2023-01-07 17:06:29</text:p>
          </table:table-cell>
          <table:table-cell office:value-type="float" office:value="32.83342" calcext:value-type="float">
            <text:p>32,83342</text:p>
          </table:table-cell>
        </table:table-row>
        <table:table-row table:style-name="ro1">
          <table:table-cell office:value-type="string" calcext:value-type="string">
            <text:p>2023-01-07 17:06:28</text:p>
          </table:table-cell>
          <table:table-cell office:value-type="float" office:value="79.90975" calcext:value-type="float">
            <text:p>79,90975</text:p>
          </table:table-cell>
        </table:table-row>
        <table:table-row table:style-name="ro1">
          <table:table-cell office:value-type="string" calcext:value-type="string">
            <text:p>2023-01-07 17:06:27</text:p>
          </table:table-cell>
          <table:table-cell office:value-type="float" office:value="74.47188" calcext:value-type="float">
            <text:p>74,47188</text:p>
          </table:table-cell>
        </table:table-row>
        <table:table-row table:style-name="ro1">
          <table:table-cell office:value-type="string" calcext:value-type="string">
            <text:p>2023-01-07 17:06:26</text:p>
          </table:table-cell>
          <table:table-cell office:value-type="float" office:value="80.84905" calcext:value-type="float">
            <text:p>80,84905</text:p>
          </table:table-cell>
        </table:table-row>
        <table:table-row table:style-name="ro1">
          <table:table-cell office:value-type="string" calcext:value-type="string">
            <text:p>2023-01-07 17:06:25</text:p>
          </table:table-cell>
          <table:table-cell office:value-type="float" office:value="82.76415" calcext:value-type="float">
            <text:p>82,76415</text:p>
          </table:table-cell>
        </table:table-row>
        <table:table-row table:style-name="ro1">
          <table:table-cell office:value-type="string" calcext:value-type="string">
            <text:p>2023-01-07 17:06:24</text:p>
          </table:table-cell>
          <table:table-cell office:value-type="float" office:value="93.35422" calcext:value-type="float">
            <text:p>93,35422</text:p>
          </table:table-cell>
        </table:table-row>
        <table:table-row table:style-name="ro1">
          <table:table-cell office:value-type="string" calcext:value-type="string">
            <text:p>2023-01-07 17:06:23</text:p>
          </table:table-cell>
          <table:table-cell office:value-type="float" office:value="76.33212" calcext:value-type="float">
            <text:p>76,33212</text:p>
          </table:table-cell>
        </table:table-row>
        <table:table-row table:style-name="ro1">
          <table:table-cell office:value-type="string" calcext:value-type="string">
            <text:p>2023-01-07 17:06:22</text:p>
          </table:table-cell>
          <table:table-cell office:value-type="float" office:value="88.04015" calcext:value-type="float">
            <text:p>88,04015</text:p>
          </table:table-cell>
        </table:table-row>
        <table:table-row table:style-name="ro1">
          <table:table-cell office:value-type="string" calcext:value-type="string">
            <text:p>2023-01-07 17:06:21</text:p>
          </table:table-cell>
          <table:table-cell office:value-type="float" office:value="68.29255" calcext:value-type="float">
            <text:p>68,29255</text:p>
          </table:table-cell>
        </table:table-row>
        <table:table-row table:style-name="ro1">
          <table:table-cell office:value-type="string" calcext:value-type="string">
            <text:p>2023-01-07 17:06:20</text:p>
          </table:table-cell>
          <table:table-cell office:value-type="float" office:value="84.71522" calcext:value-type="float">
            <text:p>84,71522</text:p>
          </table:table-cell>
        </table:table-row>
        <table:table-row table:style-name="ro1">
          <table:table-cell office:value-type="string" calcext:value-type="string">
            <text:p>2023-01-07 17:06:19</text:p>
          </table:table-cell>
          <table:table-cell office:value-type="float" office:value="84.33622" calcext:value-type="float">
            <text:p>84,33622</text:p>
          </table:table-cell>
        </table:table-row>
        <table:table-row table:style-name="ro1">
          <table:table-cell office:value-type="string" calcext:value-type="string">
            <text:p>2023-01-07 17:06:18</text:p>
          </table:table-cell>
          <table:table-cell office:value-type="float" office:value="77.24588" calcext:value-type="float">
            <text:p>77,24588</text:p>
          </table:table-cell>
        </table:table-row>
        <table:table-row table:style-name="ro1">
          <table:table-cell office:value-type="string" calcext:value-type="string">
            <text:p>2023-01-07 17:06:17</text:p>
          </table:table-cell>
          <table:table-cell office:value-type="float" office:value="77.5568" calcext:value-type="float">
            <text:p>77,5568</text:p>
          </table:table-cell>
        </table:table-row>
        <table:table-row table:style-name="ro1">
          <table:table-cell office:value-type="string" calcext:value-type="string">
            <text:p>2023-01-07 17:06:16</text:p>
          </table:table-cell>
          <table:table-cell office:value-type="float" office:value="69.10782" calcext:value-type="float">
            <text:p>69,10782</text:p>
          </table:table-cell>
        </table:table-row>
        <table:table-row table:style-name="ro1">
          <table:table-cell office:value-type="string" calcext:value-type="string">
            <text:p>2023-01-07 17:06:15</text:p>
          </table:table-cell>
          <table:table-cell office:value-type="float" office:value="90.84328" calcext:value-type="float">
            <text:p>90,84328</text:p>
          </table:table-cell>
        </table:table-row>
        <table:table-row table:style-name="ro1">
          <table:table-cell office:value-type="string" calcext:value-type="string">
            <text:p>2023-01-07 17:06:14</text:p>
          </table:table-cell>
          <table:table-cell office:value-type="float" office:value="78.52617" calcext:value-type="float">
            <text:p>78,52617</text:p>
          </table:table-cell>
        </table:table-row>
        <table:table-row table:style-name="ro1">
          <table:table-cell office:value-type="string" calcext:value-type="string">
            <text:p>2023-01-07 17:06:13</text:p>
          </table:table-cell>
          <table:table-cell office:value-type="float" office:value="85.2985" calcext:value-type="float">
            <text:p>85,2985</text:p>
          </table:table-cell>
        </table:table-row>
        <table:table-row table:style-name="ro1">
          <table:table-cell office:value-type="string" calcext:value-type="string">
            <text:p>2023-01-07 17:06:12</text:p>
          </table:table-cell>
          <table:table-cell office:value-type="float" office:value="57.41115" calcext:value-type="float">
            <text:p>57,41115</text:p>
          </table:table-cell>
        </table:table-row>
        <table:table-row table:style-name="ro1">
          <table:table-cell office:value-type="string" calcext:value-type="string">
            <text:p>2023-01-07 17:06:11</text:p>
          </table:table-cell>
          <table:table-cell office:value-type="float" office:value="61.15618" calcext:value-type="float">
            <text:p>61,15618</text:p>
          </table:table-cell>
        </table:table-row>
        <table:table-row table:style-name="ro1">
          <table:table-cell office:value-type="string" calcext:value-type="string">
            <text:p>2023-01-07 17:06:10</text:p>
          </table:table-cell>
          <table:table-cell office:value-type="float" office:value="49.96862" calcext:value-type="float">
            <text:p>49,96862</text:p>
          </table:table-cell>
        </table:table-row>
        <table:table-row table:style-name="ro1">
          <table:table-cell office:value-type="string" calcext:value-type="string">
            <text:p>2023-01-07 17:06:09</text:p>
          </table:table-cell>
          <table:table-cell office:value-type="float" office:value="53.28195" calcext:value-type="float">
            <text:p>53,28195</text:p>
          </table:table-cell>
        </table:table-row>
        <table:table-row table:style-name="ro1">
          <table:table-cell office:value-type="string" calcext:value-type="string">
            <text:p>2023-01-07 17:06:08</text:p>
          </table:table-cell>
          <table:table-cell office:value-type="float" office:value="42.79765" calcext:value-type="float">
            <text:p>42,79765</text:p>
          </table:table-cell>
        </table:table-row>
        <table:table-row table:style-name="ro1">
          <table:table-cell office:value-type="string" calcext:value-type="string">
            <text:p>2023-01-07 17:06:07</text:p>
          </table:table-cell>
          <table:table-cell office:value-type="float" office:value="32.78708" calcext:value-type="float">
            <text:p>32,78708</text:p>
          </table:table-cell>
        </table:table-row>
        <table:table-row table:style-name="ro1">
          <table:table-cell office:value-type="string" calcext:value-type="string">
            <text:p>2023-01-07 17:06:06</text:p>
          </table:table-cell>
          <table:table-cell office:value-type="float" office:value="48.74372" calcext:value-type="float">
            <text:p>48,74372</text:p>
          </table:table-cell>
        </table:table-row>
        <table:table-row table:style-name="ro1">
          <table:table-cell office:value-type="string" calcext:value-type="string">
            <text:p>2023-01-07 17:06:05</text:p>
          </table:table-cell>
          <table:table-cell office:value-type="float" office:value="50.27947" calcext:value-type="float">
            <text:p>50,27947</text:p>
          </table:table-cell>
        </table:table-row>
        <table:table-row table:style-name="ro1">
          <table:table-cell office:value-type="string" calcext:value-type="string">
            <text:p>2023-01-07 17:06:04</text:p>
          </table:table-cell>
          <table:table-cell office:value-type="float" office:value="65.60428" calcext:value-type="float">
            <text:p>65,60428</text:p>
          </table:table-cell>
        </table:table-row>
        <table:table-row table:style-name="ro1">
          <table:table-cell office:value-type="string" calcext:value-type="string">
            <text:p>2023-01-07 17:06:03</text:p>
          </table:table-cell>
          <table:table-cell office:value-type="float" office:value="62.9342" calcext:value-type="float">
            <text:p>62,9342</text:p>
          </table:table-cell>
        </table:table-row>
        <table:table-row table:style-name="ro1">
          <table:table-cell office:value-type="string" calcext:value-type="string">
            <text:p>2023-01-07 17:06:02</text:p>
          </table:table-cell>
          <table:table-cell office:value-type="float" office:value="67.2202" calcext:value-type="float">
            <text:p>67,2202</text:p>
          </table:table-cell>
        </table:table-row>
        <table:table-row table:style-name="ro1">
          <table:table-cell office:value-type="string" calcext:value-type="string">
            <text:p>2023-01-07 17:06:01</text:p>
          </table:table-cell>
          <table:table-cell office:value-type="float" office:value="58.56715" calcext:value-type="float">
            <text:p>58,56715</text:p>
          </table:table-cell>
        </table:table-row>
        <table:table-row table:style-name="ro1">
          <table:table-cell office:value-type="string" calcext:value-type="string">
            <text:p>2023-01-07 17:0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9</text:p>
          </table:table-cell>
          <table:table-cell office:value-type="float" office:value="0.0016" calcext:value-type="float">
            <text:p>0,0016</text:p>
          </table:table-cell>
        </table:table-row>
        <table:table-row table:style-name="ro1">
          <table:table-cell office:value-type="string" calcext:value-type="string">
            <text:p>2023-01-07 17:05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5:51</text:p>
          </table:table-cell>
          <table:table-cell office:value-type="float" office:value="36.86095" calcext:value-type="float">
            <text:p>36,86095</text:p>
          </table:table-cell>
        </table:table-row>
        <table:table-row table:style-name="ro1">
          <table:table-cell office:value-type="string" calcext:value-type="string">
            <text:p>2023-01-07 17:05:50</text:p>
          </table:table-cell>
          <table:table-cell office:value-type="float" office:value="89.87438" calcext:value-type="float">
            <text:p>89,87438</text:p>
          </table:table-cell>
        </table:table-row>
        <table:table-row table:style-name="ro1">
          <table:table-cell office:value-type="string" calcext:value-type="string">
            <text:p>2023-01-07 17:05:49</text:p>
          </table:table-cell>
          <table:table-cell office:value-type="float" office:value="76.33482" calcext:value-type="float">
            <text:p>76,33482</text:p>
          </table:table-cell>
        </table:table-row>
        <table:table-row table:style-name="ro1">
          <table:table-cell office:value-type="string" calcext:value-type="string">
            <text:p>2023-01-07 17:05:48</text:p>
          </table:table-cell>
          <table:table-cell office:value-type="float" office:value="63.7876" calcext:value-type="float">
            <text:p>63,7876</text:p>
          </table:table-cell>
        </table:table-row>
        <table:table-row table:style-name="ro1">
          <table:table-cell office:value-type="string" calcext:value-type="string">
            <text:p>2023-01-07 17:05:47</text:p>
          </table:table-cell>
          <table:table-cell office:value-type="float" office:value="74.15185" calcext:value-type="float">
            <text:p>74,15185</text:p>
          </table:table-cell>
        </table:table-row>
        <table:table-row table:style-name="ro1">
          <table:table-cell office:value-type="string" calcext:value-type="string">
            <text:p>2023-01-07 17:05:46</text:p>
          </table:table-cell>
          <table:table-cell office:value-type="float" office:value="74.5916" calcext:value-type="float">
            <text:p>74,5916</text:p>
          </table:table-cell>
        </table:table-row>
        <table:table-row table:style-name="ro1">
          <table:table-cell office:value-type="string" calcext:value-type="string">
            <text:p>2023-01-07 17:05:45</text:p>
          </table:table-cell>
          <table:table-cell office:value-type="float" office:value="71.17812" calcext:value-type="float">
            <text:p>71,17812</text:p>
          </table:table-cell>
        </table:table-row>
        <table:table-row table:style-name="ro1">
          <table:table-cell office:value-type="string" calcext:value-type="string">
            <text:p>2023-01-07 17:05:44</text:p>
          </table:table-cell>
          <table:table-cell office:value-type="float" office:value="87.7715" calcext:value-type="float">
            <text:p>87,7715</text:p>
          </table:table-cell>
        </table:table-row>
        <table:table-row table:style-name="ro1">
          <table:table-cell office:value-type="string" calcext:value-type="string">
            <text:p>2023-01-07 17:05:43</text:p>
          </table:table-cell>
          <table:table-cell office:value-type="float" office:value="71.99885" calcext:value-type="float">
            <text:p>71,99885</text:p>
          </table:table-cell>
        </table:table-row>
        <table:table-row table:style-name="ro1">
          <table:table-cell office:value-type="string" calcext:value-type="string">
            <text:p>2023-01-07 17:05:42</text:p>
          </table:table-cell>
          <table:table-cell office:value-type="float" office:value="62.50795" calcext:value-type="float">
            <text:p>62,50795</text:p>
          </table:table-cell>
        </table:table-row>
        <table:table-row table:style-name="ro1">
          <table:table-cell office:value-type="string" calcext:value-type="string">
            <text:p>2023-01-07 17:05:41</text:p>
          </table:table-cell>
          <table:table-cell office:value-type="float" office:value="35.15108" calcext:value-type="float">
            <text:p>35,15108</text:p>
          </table:table-cell>
        </table:table-row>
        <table:table-row table:style-name="ro1">
          <table:table-cell office:value-type="string" calcext:value-type="string">
            <text:p>2023-01-07 17:05:40</text:p>
          </table:table-cell>
          <table:table-cell office:value-type="float" office:value="28.53345" calcext:value-type="float">
            <text:p>28,53345</text:p>
          </table:table-cell>
        </table:table-row>
        <table:table-row table:style-name="ro1">
          <table:table-cell office:value-type="string" calcext:value-type="string">
            <text:p>2023-01-07 17:05:39</text:p>
          </table:table-cell>
          <table:table-cell office:value-type="float" office:value="79.11305" calcext:value-type="float">
            <text:p>79,11305</text:p>
          </table:table-cell>
        </table:table-row>
        <table:table-row table:style-name="ro1">
          <table:table-cell office:value-type="string" calcext:value-type="string">
            <text:p>2023-01-07 17:05:38</text:p>
          </table:table-cell>
          <table:table-cell office:value-type="float" office:value="87.79035" calcext:value-type="float">
            <text:p>87,79035</text:p>
          </table:table-cell>
        </table:table-row>
        <table:table-row table:style-name="ro1">
          <table:table-cell office:value-type="string" calcext:value-type="string">
            <text:p>2023-01-07 17:05:37</text:p>
          </table:table-cell>
          <table:table-cell office:value-type="float" office:value="66.01962" calcext:value-type="float">
            <text:p>66,01962</text:p>
          </table:table-cell>
        </table:table-row>
        <table:table-row table:style-name="ro1">
          <table:table-cell office:value-type="string" calcext:value-type="string">
            <text:p>2023-01-07 17:05:36</text:p>
          </table:table-cell>
          <table:table-cell office:value-type="float" office:value="74.11128" calcext:value-type="float">
            <text:p>74,11128</text:p>
          </table:table-cell>
        </table:table-row>
        <table:table-row table:style-name="ro1">
          <table:table-cell office:value-type="string" calcext:value-type="string">
            <text:p>2023-01-07 17:05:35</text:p>
          </table:table-cell>
          <table:table-cell office:value-type="float" office:value="82.39298" calcext:value-type="float">
            <text:p>82,39298</text:p>
          </table:table-cell>
        </table:table-row>
        <table:table-row table:style-name="ro1">
          <table:table-cell office:value-type="string" calcext:value-type="string">
            <text:p>2023-01-07 17:05:34</text:p>
          </table:table-cell>
          <table:table-cell office:value-type="float" office:value="82.6231" calcext:value-type="float">
            <text:p>82,6231</text:p>
          </table:table-cell>
        </table:table-row>
        <table:table-row table:style-name="ro1">
          <table:table-cell office:value-type="string" calcext:value-type="string">
            <text:p>2023-01-07 17:05:33</text:p>
          </table:table-cell>
          <table:table-cell office:value-type="float" office:value="76.85528" calcext:value-type="float">
            <text:p>76,85528</text:p>
          </table:table-cell>
        </table:table-row>
        <table:table-row table:style-name="ro1">
          <table:table-cell office:value-type="string" calcext:value-type="string">
            <text:p>2023-01-07 17:05:32</text:p>
          </table:table-cell>
          <table:table-cell office:value-type="float" office:value="73.1129" calcext:value-type="float">
            <text:p>73,1129</text:p>
          </table:table-cell>
        </table:table-row>
        <table:table-row table:style-name="ro1">
          <table:table-cell office:value-type="string" calcext:value-type="string">
            <text:p>2023-01-07 17:05:31</text:p>
          </table:table-cell>
          <table:table-cell office:value-type="float" office:value="65.94812" calcext:value-type="float">
            <text:p>65,94812</text:p>
          </table:table-cell>
        </table:table-row>
        <table:table-row table:style-name="ro1">
          <table:table-cell office:value-type="string" calcext:value-type="string">
            <text:p>2023-01-07 17:05:30</text:p>
          </table:table-cell>
          <table:table-cell office:value-type="float" office:value="71.8206" calcext:value-type="float">
            <text:p>71,8206</text:p>
          </table:table-cell>
        </table:table-row>
        <table:table-row table:style-name="ro1">
          <table:table-cell office:value-type="string" calcext:value-type="string">
            <text:p>2023-01-07 17:05:29</text:p>
          </table:table-cell>
          <table:table-cell office:value-type="float" office:value="49.2977" calcext:value-type="float">
            <text:p>49,2977</text:p>
          </table:table-cell>
        </table:table-row>
        <table:table-row table:style-name="ro1">
          <table:table-cell office:value-type="string" calcext:value-type="string">
            <text:p>2023-01-07 17:05:28</text:p>
          </table:table-cell>
          <table:table-cell office:value-type="float" office:value="58.7571" calcext:value-type="float">
            <text:p>58,7571</text:p>
          </table:table-cell>
        </table:table-row>
        <table:table-row table:style-name="ro1">
          <table:table-cell office:value-type="string" calcext:value-type="string">
            <text:p>2023-01-07 17:05:27</text:p>
          </table:table-cell>
          <table:table-cell office:value-type="float" office:value="56.2742" calcext:value-type="float">
            <text:p>56,2742</text:p>
          </table:table-cell>
        </table:table-row>
        <table:table-row table:style-name="ro1">
          <table:table-cell office:value-type="string" calcext:value-type="string">
            <text:p>2023-01-07 17:05:26</text:p>
          </table:table-cell>
          <table:table-cell office:value-type="float" office:value="79.46938" calcext:value-type="float">
            <text:p>79,46938</text:p>
          </table:table-cell>
        </table:table-row>
        <table:table-row table:style-name="ro1">
          <table:table-cell office:value-type="string" calcext:value-type="string">
            <text:p>2023-01-07 17:05:25</text:p>
          </table:table-cell>
          <table:table-cell office:value-type="float" office:value="79.1167" calcext:value-type="float">
            <text:p>79,1167</text:p>
          </table:table-cell>
        </table:table-row>
        <table:table-row table:style-name="ro1">
          <table:table-cell office:value-type="string" calcext:value-type="string">
            <text:p>2023-01-07 17:05:24</text:p>
          </table:table-cell>
          <table:table-cell office:value-type="float" office:value="60.61675" calcext:value-type="float">
            <text:p>60,61675</text:p>
          </table:table-cell>
        </table:table-row>
        <table:table-row table:style-name="ro1">
          <table:table-cell office:value-type="string" calcext:value-type="string">
            <text:p>2023-01-07 17:05:23</text:p>
          </table:table-cell>
          <table:table-cell office:value-type="float" office:value="82.09985" calcext:value-type="float">
            <text:p>82,09985</text:p>
          </table:table-cell>
        </table:table-row>
        <table:table-row table:style-name="ro1">
          <table:table-cell office:value-type="string" calcext:value-type="string">
            <text:p>2023-01-07 17:05:22</text:p>
          </table:table-cell>
          <table:table-cell office:value-type="float" office:value="79.35445" calcext:value-type="float">
            <text:p>79,35445</text:p>
          </table:table-cell>
        </table:table-row>
        <table:table-row table:style-name="ro1">
          <table:table-cell office:value-type="string" calcext:value-type="string">
            <text:p>2023-01-07 17:05:21</text:p>
          </table:table-cell>
          <table:table-cell office:value-type="float" office:value="62.59462" calcext:value-type="float">
            <text:p>62,59462</text:p>
          </table:table-cell>
        </table:table-row>
        <table:table-row table:style-name="ro1">
          <table:table-cell office:value-type="string" calcext:value-type="string">
            <text:p>2023-01-07 17:05:20</text:p>
          </table:table-cell>
          <table:table-cell office:value-type="float" office:value="67.07142" calcext:value-type="float">
            <text:p>67,07142</text:p>
          </table:table-cell>
        </table:table-row>
        <table:table-row table:style-name="ro1">
          <table:table-cell office:value-type="string" calcext:value-type="string">
            <text:p>2023-01-07 17:05:19</text:p>
          </table:table-cell>
          <table:table-cell office:value-type="float" office:value="55.40868" calcext:value-type="float">
            <text:p>55,40868</text:p>
          </table:table-cell>
        </table:table-row>
        <table:table-row table:style-name="ro1">
          <table:table-cell office:value-type="string" calcext:value-type="string">
            <text:p>2023-01-07 17:05:18</text:p>
          </table:table-cell>
          <table:table-cell office:value-type="float" office:value="61.04942" calcext:value-type="float">
            <text:p>61,04942</text:p>
          </table:table-cell>
        </table:table-row>
        <table:table-row table:style-name="ro1">
          <table:table-cell office:value-type="string" calcext:value-type="string">
            <text:p>2023-01-07 17:05:17</text:p>
          </table:table-cell>
          <table:table-cell office:value-type="float" office:value="71.78702" calcext:value-type="float">
            <text:p>71,78702</text:p>
          </table:table-cell>
        </table:table-row>
        <table:table-row table:style-name="ro1">
          <table:table-cell office:value-type="string" calcext:value-type="string">
            <text:p>2023-01-07 17:05:16</text:p>
          </table:table-cell>
          <table:table-cell office:value-type="float" office:value="63.81168" calcext:value-type="float">
            <text:p>63,81168</text:p>
          </table:table-cell>
        </table:table-row>
        <table:table-row table:style-name="ro1">
          <table:table-cell office:value-type="string" calcext:value-type="string">
            <text:p>2023-01-07 17:05:15</text:p>
          </table:table-cell>
          <table:table-cell office:value-type="float" office:value="73.94578" calcext:value-type="float">
            <text:p>73,94578</text:p>
          </table:table-cell>
        </table:table-row>
        <table:table-row table:style-name="ro1">
          <table:table-cell office:value-type="string" calcext:value-type="string">
            <text:p>2023-01-07 17:05:14</text:p>
          </table:table-cell>
          <table:table-cell office:value-type="float" office:value="76.08725" calcext:value-type="float">
            <text:p>76,08725</text:p>
          </table:table-cell>
        </table:table-row>
        <table:table-row table:style-name="ro1">
          <table:table-cell office:value-type="string" calcext:value-type="string">
            <text:p>2023-01-07 17:05:13</text:p>
          </table:table-cell>
          <table:table-cell office:value-type="float" office:value="61.99378" calcext:value-type="float">
            <text:p>61,99378</text:p>
          </table:table-cell>
        </table:table-row>
        <table:table-row table:style-name="ro1">
          <table:table-cell office:value-type="string" calcext:value-type="string">
            <text:p>2023-01-07 17:05:12</text:p>
          </table:table-cell>
          <table:table-cell office:value-type="float" office:value="78.69265" calcext:value-type="float">
            <text:p>78,69265</text:p>
          </table:table-cell>
        </table:table-row>
        <table:table-row table:style-name="ro1">
          <table:table-cell office:value-type="string" calcext:value-type="string">
            <text:p>2023-01-07 17:05:11</text:p>
          </table:table-cell>
          <table:table-cell office:value-type="float" office:value="80.67905" calcext:value-type="float">
            <text:p>80,67905</text:p>
          </table:table-cell>
        </table:table-row>
        <table:table-row table:style-name="ro1">
          <table:table-cell office:value-type="string" calcext:value-type="string">
            <text:p>2023-01-07 17:05:10</text:p>
          </table:table-cell>
          <table:table-cell office:value-type="float" office:value="70.80898" calcext:value-type="float">
            <text:p>70,80898</text:p>
          </table:table-cell>
        </table:table-row>
        <table:table-row table:style-name="ro1">
          <table:table-cell office:value-type="string" calcext:value-type="string">
            <text:p>2023-01-07 17:05:09</text:p>
          </table:table-cell>
          <table:table-cell office:value-type="float" office:value="59.82598" calcext:value-type="float">
            <text:p>59,82598</text:p>
          </table:table-cell>
        </table:table-row>
        <table:table-row table:style-name="ro1">
          <table:table-cell office:value-type="string" calcext:value-type="string">
            <text:p>2023-01-07 17:05:08</text:p>
          </table:table-cell>
          <table:table-cell office:value-type="float" office:value="43.57252" calcext:value-type="float">
            <text:p>43,57252</text:p>
          </table:table-cell>
        </table:table-row>
        <table:table-row table:style-name="ro1">
          <table:table-cell office:value-type="string" calcext:value-type="string">
            <text:p>2023-01-07 17:05:07</text:p>
          </table:table-cell>
          <table:table-cell office:value-type="float" office:value="34.03458" calcext:value-type="float">
            <text:p>34,03458</text:p>
          </table:table-cell>
        </table:table-row>
        <table:table-row table:style-name="ro1">
          <table:table-cell office:value-type="string" calcext:value-type="string">
            <text:p>2023-01-07 17:05:06</text:p>
          </table:table-cell>
          <table:table-cell office:value-type="float" office:value="17.97437" calcext:value-type="float">
            <text:p>17,97437</text:p>
          </table:table-cell>
        </table:table-row>
        <table:table-row table:style-name="ro1">
          <table:table-cell office:value-type="string" calcext:value-type="string">
            <text:p>2023-01-07 17:05:05</text:p>
          </table:table-cell>
          <table:table-cell office:value-type="float" office:value="73.53968" calcext:value-type="float">
            <text:p>73,53968</text:p>
          </table:table-cell>
        </table:table-row>
        <table:table-row table:style-name="ro1">
          <table:table-cell office:value-type="string" calcext:value-type="string">
            <text:p>2023-01-07 17:05:04</text:p>
          </table:table-cell>
          <table:table-cell office:value-type="float" office:value="57.86092" calcext:value-type="float">
            <text:p>57,86092</text:p>
          </table:table-cell>
        </table:table-row>
        <table:table-row table:style-name="ro1">
          <table:table-cell office:value-type="string" calcext:value-type="string">
            <text:p>2023-01-07 17:05:03</text:p>
          </table:table-cell>
          <table:table-cell office:value-type="float" office:value="85.89542" calcext:value-type="float">
            <text:p>85,89542</text:p>
          </table:table-cell>
        </table:table-row>
        <table:table-row table:style-name="ro1">
          <table:table-cell office:value-type="string" calcext:value-type="string">
            <text:p>2023-01-07 17:05:02</text:p>
          </table:table-cell>
          <table:table-cell office:value-type="float" office:value="67.26362" calcext:value-type="float">
            <text:p>67,26362</text:p>
          </table:table-cell>
        </table:table-row>
        <table:table-row table:style-name="ro1">
          <table:table-cell office:value-type="string" calcext:value-type="string">
            <text:p>2023-01-07 17:05:01</text:p>
          </table:table-cell>
          <table:table-cell office:value-type="float" office:value="41.17902" calcext:value-type="float">
            <text:p>41,17902</text:p>
          </table:table-cell>
        </table:table-row>
        <table:table-row table:style-name="ro1">
          <table:table-cell office:value-type="string" calcext:value-type="string">
            <text:p>2023-01-07 17:05:00</text:p>
          </table:table-cell>
          <table:table-cell office:value-type="float" office:value="81.9155" calcext:value-type="float">
            <text:p>81,9155</text:p>
          </table:table-cell>
        </table:table-row>
        <table:table-row table:style-name="ro1">
          <table:table-cell office:value-type="string" calcext:value-type="string">
            <text:p>2023-01-07 17:04:59</text:p>
          </table:table-cell>
          <table:table-cell office:value-type="float" office:value="81.50212" calcext:value-type="float">
            <text:p>81,50212</text:p>
          </table:table-cell>
        </table:table-row>
        <table:table-row table:style-name="ro1">
          <table:table-cell office:value-type="string" calcext:value-type="string">
            <text:p>2023-01-07 17:04:58</text:p>
          </table:table-cell>
          <table:table-cell office:value-type="float" office:value="71.29762" calcext:value-type="float">
            <text:p>71,29762</text:p>
          </table:table-cell>
        </table:table-row>
        <table:table-row table:style-name="ro1">
          <table:table-cell office:value-type="string" calcext:value-type="string">
            <text:p>2023-01-07 17:04:57</text:p>
          </table:table-cell>
          <table:table-cell office:value-type="float" office:value="71.22012" calcext:value-type="float">
            <text:p>71,22012</text:p>
          </table:table-cell>
        </table:table-row>
        <table:table-row table:style-name="ro1">
          <table:table-cell office:value-type="string" calcext:value-type="string">
            <text:p>2023-01-07 17:04:56</text:p>
          </table:table-cell>
          <table:table-cell office:value-type="float" office:value="39.23445" calcext:value-type="float">
            <text:p>39,23445</text:p>
          </table:table-cell>
        </table:table-row>
        <table:table-row table:style-name="ro1">
          <table:table-cell office:value-type="string" calcext:value-type="string">
            <text:p>2023-01-07 17:04:55</text:p>
          </table:table-cell>
          <table:table-cell office:value-type="float" office:value="0.002225" calcext:value-type="float">
            <text:p>0,002225</text:p>
          </table:table-cell>
        </table:table-row>
        <table:table-row table:style-name="ro1">
          <table:table-cell office:value-type="string" calcext:value-type="string">
            <text:p>2023-01-07 17:04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4:41</text:p>
          </table:table-cell>
          <table:table-cell office:value-type="float" office:value="5.67945" calcext:value-type="float">
            <text:p>5,67945</text:p>
          </table:table-cell>
        </table:table-row>
        <table:table-row table:style-name="ro1">
          <table:table-cell office:value-type="string" calcext:value-type="string">
            <text:p>2023-01-07 17:04:40</text:p>
          </table:table-cell>
          <table:table-cell office:value-type="float" office:value="56.2435" calcext:value-type="float">
            <text:p>56,2435</text:p>
          </table:table-cell>
        </table:table-row>
        <table:table-row table:style-name="ro1">
          <table:table-cell office:value-type="string" calcext:value-type="string">
            <text:p>2023-01-07 17:04:39</text:p>
          </table:table-cell>
          <table:table-cell office:value-type="float" office:value="43.23022" calcext:value-type="float">
            <text:p>43,23022</text:p>
          </table:table-cell>
        </table:table-row>
        <table:table-row table:style-name="ro1">
          <table:table-cell office:value-type="string" calcext:value-type="string">
            <text:p>2023-01-07 17:04:38</text:p>
          </table:table-cell>
          <table:table-cell office:value-type="float" office:value="62.17542" calcext:value-type="float">
            <text:p>62,17542</text:p>
          </table:table-cell>
        </table:table-row>
        <table:table-row table:style-name="ro1">
          <table:table-cell office:value-type="string" calcext:value-type="string">
            <text:p>2023-01-07 17:04:37</text:p>
          </table:table-cell>
          <table:table-cell office:value-type="float" office:value="55.18" calcext:value-type="float">
            <text:p>55,18</text:p>
          </table:table-cell>
        </table:table-row>
        <table:table-row table:style-name="ro1">
          <table:table-cell office:value-type="string" calcext:value-type="string">
            <text:p>2023-01-07 17:04:36</text:p>
          </table:table-cell>
          <table:table-cell office:value-type="float" office:value="77.58512" calcext:value-type="float">
            <text:p>77,58512</text:p>
          </table:table-cell>
        </table:table-row>
        <table:table-row table:style-name="ro1">
          <table:table-cell office:value-type="string" calcext:value-type="string">
            <text:p>2023-01-07 17:04:35</text:p>
          </table:table-cell>
          <table:table-cell office:value-type="float" office:value="78.46637" calcext:value-type="float">
            <text:p>78,46637</text:p>
          </table:table-cell>
        </table:table-row>
        <table:table-row table:style-name="ro1">
          <table:table-cell office:value-type="string" calcext:value-type="string">
            <text:p>2023-01-07 17:04:34</text:p>
          </table:table-cell>
          <table:table-cell office:value-type="float" office:value="66.06765" calcext:value-type="float">
            <text:p>66,06765</text:p>
          </table:table-cell>
        </table:table-row>
        <table:table-row table:style-name="ro1">
          <table:table-cell office:value-type="string" calcext:value-type="string">
            <text:p>2023-01-07 17:04:33</text:p>
          </table:table-cell>
          <table:table-cell office:value-type="float" office:value="74.19615" calcext:value-type="float">
            <text:p>74,19615</text:p>
          </table:table-cell>
        </table:table-row>
        <table:table-row table:style-name="ro1">
          <table:table-cell office:value-type="string" calcext:value-type="string">
            <text:p>2023-01-07 17:04:32</text:p>
          </table:table-cell>
          <table:table-cell office:value-type="float" office:value="57.5487" calcext:value-type="float">
            <text:p>57,5487</text:p>
          </table:table-cell>
        </table:table-row>
        <table:table-row table:style-name="ro1">
          <table:table-cell office:value-type="string" calcext:value-type="string">
            <text:p>2023-01-07 17:04:31</text:p>
          </table:table-cell>
          <table:table-cell office:value-type="float" office:value="62.31515" calcext:value-type="float">
            <text:p>62,31515</text:p>
          </table:table-cell>
        </table:table-row>
        <table:table-row table:style-name="ro1">
          <table:table-cell office:value-type="string" calcext:value-type="string">
            <text:p>2023-01-07 17:04:30</text:p>
          </table:table-cell>
          <table:table-cell office:value-type="float" office:value="72.54403" calcext:value-type="float">
            <text:p>72,54403</text:p>
          </table:table-cell>
        </table:table-row>
        <table:table-row table:style-name="ro1">
          <table:table-cell office:value-type="string" calcext:value-type="string">
            <text:p>2023-01-07 17:04:29</text:p>
          </table:table-cell>
          <table:table-cell office:value-type="float" office:value="63.35635" calcext:value-type="float">
            <text:p>63,35635</text:p>
          </table:table-cell>
        </table:table-row>
        <table:table-row table:style-name="ro1">
          <table:table-cell office:value-type="string" calcext:value-type="string">
            <text:p>2023-01-07 17:04:28</text:p>
          </table:table-cell>
          <table:table-cell office:value-type="float" office:value="64.4958" calcext:value-type="float">
            <text:p>64,4958</text:p>
          </table:table-cell>
        </table:table-row>
        <table:table-row table:style-name="ro1">
          <table:table-cell office:value-type="string" calcext:value-type="string">
            <text:p>2023-01-07 17:04:27</text:p>
          </table:table-cell>
          <table:table-cell office:value-type="float" office:value="46.71382" calcext:value-type="float">
            <text:p>46,71382</text:p>
          </table:table-cell>
        </table:table-row>
        <table:table-row table:style-name="ro1">
          <table:table-cell office:value-type="string" calcext:value-type="string">
            <text:p>2023-01-07 17:04:26</text:p>
          </table:table-cell>
          <table:table-cell office:value-type="float" office:value="74.90532" calcext:value-type="float">
            <text:p>74,90532</text:p>
          </table:table-cell>
        </table:table-row>
        <table:table-row table:style-name="ro1">
          <table:table-cell office:value-type="string" calcext:value-type="string">
            <text:p>2023-01-07 17:04:25</text:p>
          </table:table-cell>
          <table:table-cell office:value-type="float" office:value="63.0745" calcext:value-type="float">
            <text:p>63,0745</text:p>
          </table:table-cell>
        </table:table-row>
        <table:table-row table:style-name="ro1">
          <table:table-cell office:value-type="string" calcext:value-type="string">
            <text:p>2023-01-07 17:04:24</text:p>
          </table:table-cell>
          <table:table-cell office:value-type="float" office:value="60.56422" calcext:value-type="float">
            <text:p>60,56422</text:p>
          </table:table-cell>
        </table:table-row>
        <table:table-row table:style-name="ro1">
          <table:table-cell office:value-type="string" calcext:value-type="string">
            <text:p>2023-01-07 17:04:23</text:p>
          </table:table-cell>
          <table:table-cell office:value-type="float" office:value="57.98702" calcext:value-type="float">
            <text:p>57,98702</text:p>
          </table:table-cell>
        </table:table-row>
        <table:table-row table:style-name="ro1">
          <table:table-cell office:value-type="string" calcext:value-type="string">
            <text:p>2023-01-07 17:04:22</text:p>
          </table:table-cell>
          <table:table-cell office:value-type="float" office:value="53.4759" calcext:value-type="float">
            <text:p>53,4759</text:p>
          </table:table-cell>
        </table:table-row>
        <table:table-row table:style-name="ro1">
          <table:table-cell office:value-type="string" calcext:value-type="string">
            <text:p>2023-01-07 17:04:21</text:p>
          </table:table-cell>
          <table:table-cell office:value-type="float" office:value="56.47952" calcext:value-type="float">
            <text:p>56,47952</text:p>
          </table:table-cell>
        </table:table-row>
        <table:table-row table:style-name="ro1">
          <table:table-cell office:value-type="string" calcext:value-type="string">
            <text:p>2023-01-07 17:04:20</text:p>
          </table:table-cell>
          <table:table-cell office:value-type="float" office:value="64.72365" calcext:value-type="float">
            <text:p>64,72365</text:p>
          </table:table-cell>
        </table:table-row>
        <table:table-row table:style-name="ro1">
          <table:table-cell office:value-type="string" calcext:value-type="string">
            <text:p>2023-01-07 17:04:19</text:p>
          </table:table-cell>
          <table:table-cell office:value-type="float" office:value="65.18222" calcext:value-type="float">
            <text:p>65,18222</text:p>
          </table:table-cell>
        </table:table-row>
        <table:table-row table:style-name="ro1">
          <table:table-cell office:value-type="string" calcext:value-type="string">
            <text:p>2023-01-07 17:04:18</text:p>
          </table:table-cell>
          <table:table-cell office:value-type="float" office:value="52.2102" calcext:value-type="float">
            <text:p>52,2102</text:p>
          </table:table-cell>
        </table:table-row>
        <table:table-row table:style-name="ro1">
          <table:table-cell office:value-type="string" calcext:value-type="string">
            <text:p>2023-01-07 17:04:17</text:p>
          </table:table-cell>
          <table:table-cell office:value-type="float" office:value="61.5713" calcext:value-type="float">
            <text:p>61,5713</text:p>
          </table:table-cell>
        </table:table-row>
        <table:table-row table:style-name="ro1">
          <table:table-cell office:value-type="string" calcext:value-type="string">
            <text:p>2023-01-07 17:04:16</text:p>
          </table:table-cell>
          <table:table-cell office:value-type="float" office:value="67.90315" calcext:value-type="float">
            <text:p>67,90315</text:p>
          </table:table-cell>
        </table:table-row>
        <table:table-row table:style-name="ro1">
          <table:table-cell office:value-type="string" calcext:value-type="string">
            <text:p>2023-01-07 17:04:15</text:p>
          </table:table-cell>
          <table:table-cell office:value-type="float" office:value="72.474" calcext:value-type="float">
            <text:p>72,474</text:p>
          </table:table-cell>
        </table:table-row>
        <table:table-row table:style-name="ro1">
          <table:table-cell office:value-type="string" calcext:value-type="string">
            <text:p>2023-01-07 17:04:14</text:p>
          </table:table-cell>
          <table:table-cell office:value-type="float" office:value="53.10228" calcext:value-type="float">
            <text:p>53,10228</text:p>
          </table:table-cell>
        </table:table-row>
        <table:table-row table:style-name="ro1">
          <table:table-cell office:value-type="string" calcext:value-type="string">
            <text:p>2023-01-07 17:04:13</text:p>
          </table:table-cell>
          <table:table-cell office:value-type="float" office:value="62.56062" calcext:value-type="float">
            <text:p>62,56062</text:p>
          </table:table-cell>
        </table:table-row>
        <table:table-row table:style-name="ro1">
          <table:table-cell office:value-type="string" calcext:value-type="string">
            <text:p>2023-01-07 17:04:12</text:p>
          </table:table-cell>
          <table:table-cell office:value-type="float" office:value="59.64545" calcext:value-type="float">
            <text:p>59,64545</text:p>
          </table:table-cell>
        </table:table-row>
        <table:table-row table:style-name="ro1">
          <table:table-cell office:value-type="string" calcext:value-type="string">
            <text:p>2023-01-07 17:04:11</text:p>
          </table:table-cell>
          <table:table-cell office:value-type="float" office:value="71.47102" calcext:value-type="float">
            <text:p>71,47102</text:p>
          </table:table-cell>
        </table:table-row>
        <table:table-row table:style-name="ro1">
          <table:table-cell office:value-type="string" calcext:value-type="string">
            <text:p>2023-01-07 17:04:10</text:p>
          </table:table-cell>
          <table:table-cell office:value-type="float" office:value="64.41875" calcext:value-type="float">
            <text:p>64,41875</text:p>
          </table:table-cell>
        </table:table-row>
        <table:table-row table:style-name="ro1">
          <table:table-cell office:value-type="string" calcext:value-type="string">
            <text:p>2023-01-07 17:04:09</text:p>
          </table:table-cell>
          <table:table-cell office:value-type="float" office:value="61.618" calcext:value-type="float">
            <text:p>61,618</text:p>
          </table:table-cell>
        </table:table-row>
        <table:table-row table:style-name="ro1">
          <table:table-cell office:value-type="string" calcext:value-type="string">
            <text:p>2023-01-07 17:04:08</text:p>
          </table:table-cell>
          <table:table-cell office:value-type="float" office:value="51.42078" calcext:value-type="float">
            <text:p>51,42078</text:p>
          </table:table-cell>
        </table:table-row>
        <table:table-row table:style-name="ro1">
          <table:table-cell office:value-type="string" calcext:value-type="string">
            <text:p>2023-01-07 17:04:07</text:p>
          </table:table-cell>
          <table:table-cell office:value-type="float" office:value="46.21085" calcext:value-type="float">
            <text:p>46,21085</text:p>
          </table:table-cell>
        </table:table-row>
        <table:table-row table:style-name="ro1">
          <table:table-cell office:value-type="string" calcext:value-type="string">
            <text:p>2023-01-07 17:04:06</text:p>
          </table:table-cell>
          <table:table-cell office:value-type="float" office:value="51.66353" calcext:value-type="float">
            <text:p>51,66353</text:p>
          </table:table-cell>
        </table:table-row>
        <table:table-row table:style-name="ro1">
          <table:table-cell office:value-type="string" calcext:value-type="string">
            <text:p>2023-01-07 17:04:05</text:p>
          </table:table-cell>
          <table:table-cell office:value-type="float" office:value="41.91873" calcext:value-type="float">
            <text:p>41,91873</text:p>
          </table:table-cell>
        </table:table-row>
        <table:table-row table:style-name="ro1">
          <table:table-cell office:value-type="string" calcext:value-type="string">
            <text:p>2023-01-07 17:04:04</text:p>
          </table:table-cell>
          <table:table-cell office:value-type="float" office:value="35.10595" calcext:value-type="float">
            <text:p>35,10595</text:p>
          </table:table-cell>
        </table:table-row>
        <table:table-row table:style-name="ro1">
          <table:table-cell office:value-type="string" calcext:value-type="string">
            <text:p>2023-01-07 17:04:03</text:p>
          </table:table-cell>
          <table:table-cell office:value-type="float" office:value="34.4207" calcext:value-type="float">
            <text:p>34,4207</text:p>
          </table:table-cell>
        </table:table-row>
        <table:table-row table:style-name="ro1">
          <table:table-cell office:value-type="string" calcext:value-type="string">
            <text:p>2023-01-07 17:04:02</text:p>
          </table:table-cell>
          <table:table-cell office:value-type="float" office:value="62.34515" calcext:value-type="float">
            <text:p>62,34515</text:p>
          </table:table-cell>
        </table:table-row>
        <table:table-row table:style-name="ro1">
          <table:table-cell office:value-type="string" calcext:value-type="string">
            <text:p>2023-01-07 17:04:01</text:p>
          </table:table-cell>
          <table:table-cell office:value-type="float" office:value="60.03332" calcext:value-type="float">
            <text:p>60,03332</text:p>
          </table:table-cell>
        </table:table-row>
        <table:table-row table:style-name="ro1">
          <table:table-cell office:value-type="string" calcext:value-type="string">
            <text:p>2023-01-07 17:04:00</text:p>
          </table:table-cell>
          <table:table-cell office:value-type="float" office:value="52.1941" calcext:value-type="float">
            <text:p>52,1941</text:p>
          </table:table-cell>
        </table:table-row>
        <table:table-row table:style-name="ro1">
          <table:table-cell office:value-type="string" calcext:value-type="string">
            <text:p>2023-01-07 17:03:59</text:p>
          </table:table-cell>
          <table:table-cell office:value-type="float" office:value="59.7747" calcext:value-type="float">
            <text:p>59,7747</text:p>
          </table:table-cell>
        </table:table-row>
        <table:table-row table:style-name="ro1">
          <table:table-cell office:value-type="string" calcext:value-type="string">
            <text:p>2023-01-07 17:03:58</text:p>
          </table:table-cell>
          <table:table-cell office:value-type="float" office:value="54.18478" calcext:value-type="float">
            <text:p>54,18478</text:p>
          </table:table-cell>
        </table:table-row>
        <table:table-row table:style-name="ro1">
          <table:table-cell office:value-type="string" calcext:value-type="string">
            <text:p>2023-01-07 17:03:57</text:p>
          </table:table-cell>
          <table:table-cell office:value-type="float" office:value="47.95652" calcext:value-type="float">
            <text:p>47,95652</text:p>
          </table:table-cell>
        </table:table-row>
        <table:table-row table:style-name="ro1">
          <table:table-cell office:value-type="string" calcext:value-type="string">
            <text:p>2023-01-07 17:03:56</text:p>
          </table:table-cell>
          <table:table-cell office:value-type="float" office:value="81.72405" calcext:value-type="float">
            <text:p>81,72405</text:p>
          </table:table-cell>
        </table:table-row>
        <table:table-row table:style-name="ro1">
          <table:table-cell office:value-type="string" calcext:value-type="string">
            <text:p>2023-01-07 17:03:55</text:p>
          </table:table-cell>
          <table:table-cell office:value-type="float" office:value="77.43297" calcext:value-type="float">
            <text:p>77,43297</text:p>
          </table:table-cell>
        </table:table-row>
        <table:table-row table:style-name="ro1">
          <table:table-cell office:value-type="string" calcext:value-type="string">
            <text:p>2023-01-07 17:03:54</text:p>
          </table:table-cell>
          <table:table-cell office:value-type="float" office:value="69.7609" calcext:value-type="float">
            <text:p>69,7609</text:p>
          </table:table-cell>
        </table:table-row>
        <table:table-row table:style-name="ro1">
          <table:table-cell office:value-type="string" calcext:value-type="string">
            <text:p>2023-01-07 17:03:53</text:p>
          </table:table-cell>
          <table:table-cell office:value-type="float" office:value="67.35482" calcext:value-type="float">
            <text:p>67,35482</text:p>
          </table:table-cell>
        </table:table-row>
        <table:table-row table:style-name="ro1">
          <table:table-cell office:value-type="string" calcext:value-type="string">
            <text:p>2023-01-07 17:03:52</text:p>
          </table:table-cell>
          <table:table-cell office:value-type="float" office:value="73.88858" calcext:value-type="float">
            <text:p>73,88858</text:p>
          </table:table-cell>
        </table:table-row>
        <table:table-row table:style-name="ro1">
          <table:table-cell office:value-type="string" calcext:value-type="string">
            <text:p>2023-01-07 17:03:51</text:p>
          </table:table-cell>
          <table:table-cell office:value-type="float" office:value="20.9143" calcext:value-type="float">
            <text:p>20,9143</text:p>
          </table:table-cell>
        </table:table-row>
        <table:table-row table:style-name="ro1">
          <table:table-cell office:value-type="string" calcext:value-type="string">
            <text:p>2023-01-07 17:03:50</text:p>
          </table:table-cell>
          <table:table-cell office:value-type="float" office:value="0.002375" calcext:value-type="float">
            <text:p>0,002375</text:p>
          </table:table-cell>
        </table:table-row>
        <table:table-row table:style-name="ro1">
          <table:table-cell office:value-type="string" calcext:value-type="string">
            <text:p>2023-01-07 17:03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3:40</text:p>
          </table:table-cell>
          <table:table-cell office:value-type="float" office:value="13.22065" calcext:value-type="float">
            <text:p>13,22065</text:p>
          </table:table-cell>
        </table:table-row>
        <table:table-row table:style-name="ro1">
          <table:table-cell office:value-type="string" calcext:value-type="string">
            <text:p>2023-01-07 17:03:39</text:p>
          </table:table-cell>
          <table:table-cell office:value-type="float" office:value="48.721" calcext:value-type="float">
            <text:p>48,721</text:p>
          </table:table-cell>
        </table:table-row>
        <table:table-row table:style-name="ro1">
          <table:table-cell office:value-type="string" calcext:value-type="string">
            <text:p>2023-01-07 17:03:38</text:p>
          </table:table-cell>
          <table:table-cell office:value-type="float" office:value="59.86222" calcext:value-type="float">
            <text:p>59,86222</text:p>
          </table:table-cell>
        </table:table-row>
        <table:table-row table:style-name="ro1">
          <table:table-cell office:value-type="string" calcext:value-type="string">
            <text:p>2023-01-07 17:03:37</text:p>
          </table:table-cell>
          <table:table-cell office:value-type="float" office:value="47.00225" calcext:value-type="float">
            <text:p>47,00225</text:p>
          </table:table-cell>
        </table:table-row>
        <table:table-row table:style-name="ro1">
          <table:table-cell office:value-type="string" calcext:value-type="string">
            <text:p>2023-01-07 17:03:36</text:p>
          </table:table-cell>
          <table:table-cell office:value-type="float" office:value="66.417" calcext:value-type="float">
            <text:p>66,417</text:p>
          </table:table-cell>
        </table:table-row>
        <table:table-row table:style-name="ro1">
          <table:table-cell office:value-type="string" calcext:value-type="string">
            <text:p>2023-01-07 17:03:35</text:p>
          </table:table-cell>
          <table:table-cell office:value-type="float" office:value="60.38505" calcext:value-type="float">
            <text:p>60,38505</text:p>
          </table:table-cell>
        </table:table-row>
        <table:table-row table:style-name="ro1">
          <table:table-cell office:value-type="string" calcext:value-type="string">
            <text:p>2023-01-07 17:03:34</text:p>
          </table:table-cell>
          <table:table-cell office:value-type="float" office:value="58.66938" calcext:value-type="float">
            <text:p>58,66938</text:p>
          </table:table-cell>
        </table:table-row>
        <table:table-row table:style-name="ro1">
          <table:table-cell office:value-type="string" calcext:value-type="string">
            <text:p>2023-01-07 17:03:33</text:p>
          </table:table-cell>
          <table:table-cell office:value-type="float" office:value="55.37775" calcext:value-type="float">
            <text:p>55,37775</text:p>
          </table:table-cell>
        </table:table-row>
        <table:table-row table:style-name="ro1">
          <table:table-cell office:value-type="string" calcext:value-type="string">
            <text:p>2023-01-07 17:03:32</text:p>
          </table:table-cell>
          <table:table-cell office:value-type="float" office:value="55.18168" calcext:value-type="float">
            <text:p>55,18168</text:p>
          </table:table-cell>
        </table:table-row>
        <table:table-row table:style-name="ro1">
          <table:table-cell office:value-type="string" calcext:value-type="string">
            <text:p>2023-01-07 17:03:31</text:p>
          </table:table-cell>
          <table:table-cell office:value-type="float" office:value="62.22322" calcext:value-type="float">
            <text:p>62,22322</text:p>
          </table:table-cell>
        </table:table-row>
        <table:table-row table:style-name="ro1">
          <table:table-cell office:value-type="string" calcext:value-type="string">
            <text:p>2023-01-07 17:03:30</text:p>
          </table:table-cell>
          <table:table-cell office:value-type="float" office:value="76.18008" calcext:value-type="float">
            <text:p>76,18008</text:p>
          </table:table-cell>
        </table:table-row>
        <table:table-row table:style-name="ro1">
          <table:table-cell office:value-type="string" calcext:value-type="string">
            <text:p>2023-01-07 17:03:29</text:p>
          </table:table-cell>
          <table:table-cell office:value-type="float" office:value="76.47792" calcext:value-type="float">
            <text:p>76,47792</text:p>
          </table:table-cell>
        </table:table-row>
        <table:table-row table:style-name="ro1">
          <table:table-cell office:value-type="string" calcext:value-type="string">
            <text:p>2023-01-07 17:03:28</text:p>
          </table:table-cell>
          <table:table-cell office:value-type="float" office:value="73.78915" calcext:value-type="float">
            <text:p>73,78915</text:p>
          </table:table-cell>
        </table:table-row>
        <table:table-row table:style-name="ro1">
          <table:table-cell office:value-type="string" calcext:value-type="string">
            <text:p>2023-01-07 17:03:27</text:p>
          </table:table-cell>
          <table:table-cell office:value-type="float" office:value="55.87555" calcext:value-type="float">
            <text:p>55,87555</text:p>
          </table:table-cell>
        </table:table-row>
        <table:table-row table:style-name="ro1">
          <table:table-cell office:value-type="string" calcext:value-type="string">
            <text:p>2023-01-07 17:03:26</text:p>
          </table:table-cell>
          <table:table-cell office:value-type="float" office:value="77.09645" calcext:value-type="float">
            <text:p>77,09645</text:p>
          </table:table-cell>
        </table:table-row>
        <table:table-row table:style-name="ro1">
          <table:table-cell office:value-type="string" calcext:value-type="string">
            <text:p>2023-01-07 17:03:25</text:p>
          </table:table-cell>
          <table:table-cell office:value-type="float" office:value="75.55952" calcext:value-type="float">
            <text:p>75,55952</text:p>
          </table:table-cell>
        </table:table-row>
        <table:table-row table:style-name="ro1">
          <table:table-cell office:value-type="string" calcext:value-type="string">
            <text:p>2023-01-07 17:03:24</text:p>
          </table:table-cell>
          <table:table-cell office:value-type="float" office:value="72.46132" calcext:value-type="float">
            <text:p>72,46132</text:p>
          </table:table-cell>
        </table:table-row>
        <table:table-row table:style-name="ro1">
          <table:table-cell office:value-type="string" calcext:value-type="string">
            <text:p>2023-01-07 17:03:23</text:p>
          </table:table-cell>
          <table:table-cell office:value-type="float" office:value="55.538" calcext:value-type="float">
            <text:p>55,538</text:p>
          </table:table-cell>
        </table:table-row>
        <table:table-row table:style-name="ro1">
          <table:table-cell office:value-type="string" calcext:value-type="string">
            <text:p>2023-01-07 17:03:22</text:p>
          </table:table-cell>
          <table:table-cell office:value-type="float" office:value="56.94938" calcext:value-type="float">
            <text:p>56,94938</text:p>
          </table:table-cell>
        </table:table-row>
        <table:table-row table:style-name="ro1">
          <table:table-cell office:value-type="string" calcext:value-type="string">
            <text:p>2023-01-07 17:03:21</text:p>
          </table:table-cell>
          <table:table-cell office:value-type="float" office:value="57.06112" calcext:value-type="float">
            <text:p>57,06112</text:p>
          </table:table-cell>
        </table:table-row>
        <table:table-row table:style-name="ro1">
          <table:table-cell office:value-type="string" calcext:value-type="string">
            <text:p>2023-01-07 17:03:20</text:p>
          </table:table-cell>
          <table:table-cell office:value-type="float" office:value="69.35982" calcext:value-type="float">
            <text:p>69,35982</text:p>
          </table:table-cell>
        </table:table-row>
        <table:table-row table:style-name="ro1">
          <table:table-cell office:value-type="string" calcext:value-type="string">
            <text:p>2023-01-07 17:03:19</text:p>
          </table:table-cell>
          <table:table-cell office:value-type="float" office:value="35.1121" calcext:value-type="float">
            <text:p>35,1121</text:p>
          </table:table-cell>
        </table:table-row>
        <table:table-row table:style-name="ro1">
          <table:table-cell office:value-type="string" calcext:value-type="string">
            <text:p>2023-01-07 17:03:18</text:p>
          </table:table-cell>
          <table:table-cell office:value-type="float" office:value="92.06975" calcext:value-type="float">
            <text:p>92,06975</text:p>
          </table:table-cell>
        </table:table-row>
        <table:table-row table:style-name="ro1">
          <table:table-cell office:value-type="string" calcext:value-type="string">
            <text:p>2023-01-07 17:03:17</text:p>
          </table:table-cell>
          <table:table-cell office:value-type="float" office:value="52.32995" calcext:value-type="float">
            <text:p>52,32995</text:p>
          </table:table-cell>
        </table:table-row>
        <table:table-row table:style-name="ro1">
          <table:table-cell office:value-type="string" calcext:value-type="string">
            <text:p>2023-01-07 17:03:16</text:p>
          </table:table-cell>
          <table:table-cell office:value-type="float" office:value="46.59848" calcext:value-type="float">
            <text:p>46,59848</text:p>
          </table:table-cell>
        </table:table-row>
        <table:table-row table:style-name="ro1">
          <table:table-cell office:value-type="string" calcext:value-type="string">
            <text:p>2023-01-07 17:03:15</text:p>
          </table:table-cell>
          <table:table-cell office:value-type="float" office:value="63.02045" calcext:value-type="float">
            <text:p>63,02045</text:p>
          </table:table-cell>
        </table:table-row>
        <table:table-row table:style-name="ro1">
          <table:table-cell office:value-type="string" calcext:value-type="string">
            <text:p>2023-01-07 17:03:14</text:p>
          </table:table-cell>
          <table:table-cell office:value-type="float" office:value="56.6069" calcext:value-type="float">
            <text:p>56,6069</text:p>
          </table:table-cell>
        </table:table-row>
        <table:table-row table:style-name="ro1">
          <table:table-cell office:value-type="string" calcext:value-type="string">
            <text:p>2023-01-07 17:03:13</text:p>
          </table:table-cell>
          <table:table-cell office:value-type="float" office:value="64.9702" calcext:value-type="float">
            <text:p>64,9702</text:p>
          </table:table-cell>
        </table:table-row>
        <table:table-row table:style-name="ro1">
          <table:table-cell office:value-type="string" calcext:value-type="string">
            <text:p>2023-01-07 17:03:12</text:p>
          </table:table-cell>
          <table:table-cell office:value-type="float" office:value="40.4652" calcext:value-type="float">
            <text:p>40,4652</text:p>
          </table:table-cell>
        </table:table-row>
        <table:table-row table:style-name="ro1">
          <table:table-cell office:value-type="string" calcext:value-type="string">
            <text:p>2023-01-07 17:03:11</text:p>
          </table:table-cell>
          <table:table-cell office:value-type="float" office:value="30.47042" calcext:value-type="float">
            <text:p>30,47042</text:p>
          </table:table-cell>
        </table:table-row>
        <table:table-row table:style-name="ro1">
          <table:table-cell office:value-type="string" calcext:value-type="string">
            <text:p>2023-01-07 17:03:10</text:p>
          </table:table-cell>
          <table:table-cell office:value-type="float" office:value="58.57762" calcext:value-type="float">
            <text:p>58,57762</text:p>
          </table:table-cell>
        </table:table-row>
        <table:table-row table:style-name="ro1">
          <table:table-cell office:value-type="string" calcext:value-type="string">
            <text:p>2023-01-07 17:03:09</text:p>
          </table:table-cell>
          <table:table-cell office:value-type="float" office:value="48.30195" calcext:value-type="float">
            <text:p>48,30195</text:p>
          </table:table-cell>
        </table:table-row>
        <table:table-row table:style-name="ro1">
          <table:table-cell office:value-type="string" calcext:value-type="string">
            <text:p>2023-01-07 17:03:08</text:p>
          </table:table-cell>
          <table:table-cell office:value-type="float" office:value="74.1265" calcext:value-type="float">
            <text:p>74,1265</text:p>
          </table:table-cell>
        </table:table-row>
        <table:table-row table:style-name="ro1">
          <table:table-cell office:value-type="string" calcext:value-type="string">
            <text:p>2023-01-07 17:03:07</text:p>
          </table:table-cell>
          <table:table-cell office:value-type="float" office:value="60.21108" calcext:value-type="float">
            <text:p>60,21108</text:p>
          </table:table-cell>
        </table:table-row>
        <table:table-row table:style-name="ro1">
          <table:table-cell office:value-type="string" calcext:value-type="string">
            <text:p>2023-01-07 17:03:06</text:p>
          </table:table-cell>
          <table:table-cell office:value-type="float" office:value="54.45842" calcext:value-type="float">
            <text:p>54,45842</text:p>
          </table:table-cell>
        </table:table-row>
        <table:table-row table:style-name="ro1">
          <table:table-cell office:value-type="string" calcext:value-type="string">
            <text:p>2023-01-07 17:03:05</text:p>
          </table:table-cell>
          <table:table-cell office:value-type="float" office:value="49.65298" calcext:value-type="float">
            <text:p>49,65298</text:p>
          </table:table-cell>
        </table:table-row>
        <table:table-row table:style-name="ro1">
          <table:table-cell office:value-type="string" calcext:value-type="string">
            <text:p>2023-01-07 17:03:04</text:p>
          </table:table-cell>
          <table:table-cell office:value-type="float" office:value="55.4382" calcext:value-type="float">
            <text:p>55,4382</text:p>
          </table:table-cell>
        </table:table-row>
        <table:table-row table:style-name="ro1">
          <table:table-cell office:value-type="string" calcext:value-type="string">
            <text:p>2023-01-07 17:03:03</text:p>
          </table:table-cell>
          <table:table-cell office:value-type="float" office:value="55.0115" calcext:value-type="float">
            <text:p>55,0115</text:p>
          </table:table-cell>
        </table:table-row>
        <table:table-row table:style-name="ro1">
          <table:table-cell office:value-type="string" calcext:value-type="string">
            <text:p>2023-01-07 17:03:02</text:p>
          </table:table-cell>
          <table:table-cell office:value-type="float" office:value="50.38225" calcext:value-type="float">
            <text:p>50,38225</text:p>
          </table:table-cell>
        </table:table-row>
        <table:table-row table:style-name="ro1">
          <table:table-cell office:value-type="string" calcext:value-type="string">
            <text:p>2023-01-07 17:03:01</text:p>
          </table:table-cell>
          <table:table-cell office:value-type="float" office:value="47.49248" calcext:value-type="float">
            <text:p>47,49248</text:p>
          </table:table-cell>
        </table:table-row>
        <table:table-row table:style-name="ro1">
          <table:table-cell office:value-type="string" calcext:value-type="string">
            <text:p>2023-01-07 17:03:00</text:p>
          </table:table-cell>
          <table:table-cell office:value-type="float" office:value="49.30905" calcext:value-type="float">
            <text:p>49,30905</text:p>
          </table:table-cell>
        </table:table-row>
        <table:table-row table:style-name="ro1">
          <table:table-cell office:value-type="string" calcext:value-type="string">
            <text:p>2023-01-07 17:02:59</text:p>
          </table:table-cell>
          <table:table-cell office:value-type="float" office:value="38.97668" calcext:value-type="float">
            <text:p>38,97668</text:p>
          </table:table-cell>
        </table:table-row>
        <table:table-row table:style-name="ro1">
          <table:table-cell office:value-type="string" calcext:value-type="string">
            <text:p>2023-01-07 17:02:58</text:p>
          </table:table-cell>
          <table:table-cell office:value-type="float" office:value="55.0395" calcext:value-type="float">
            <text:p>55,0395</text:p>
          </table:table-cell>
        </table:table-row>
        <table:table-row table:style-name="ro1">
          <table:table-cell office:value-type="string" calcext:value-type="string">
            <text:p>2023-01-07 17:02:57</text:p>
          </table:table-cell>
          <table:table-cell office:value-type="float" office:value="32.12735" calcext:value-type="float">
            <text:p>32,12735</text:p>
          </table:table-cell>
        </table:table-row>
        <table:table-row table:style-name="ro1">
          <table:table-cell office:value-type="string" calcext:value-type="string">
            <text:p>2023-01-07 17:02:56</text:p>
          </table:table-cell>
          <table:table-cell office:value-type="float" office:value="78.3165" calcext:value-type="float">
            <text:p>78,3165</text:p>
          </table:table-cell>
        </table:table-row>
        <table:table-row table:style-name="ro1">
          <table:table-cell office:value-type="string" calcext:value-type="string">
            <text:p>2023-01-07 17:02:55</text:p>
          </table:table-cell>
          <table:table-cell office:value-type="float" office:value="43.8643" calcext:value-type="float">
            <text:p>43,8643</text:p>
          </table:table-cell>
        </table:table-row>
        <table:table-row table:style-name="ro1">
          <table:table-cell office:value-type="string" calcext:value-type="string">
            <text:p>2023-01-07 17:02:54</text:p>
          </table:table-cell>
          <table:table-cell office:value-type="float" office:value="43.4715" calcext:value-type="float">
            <text:p>43,4715</text:p>
          </table:table-cell>
        </table:table-row>
        <table:table-row table:style-name="ro1">
          <table:table-cell office:value-type="string" calcext:value-type="string">
            <text:p>2023-01-07 17:02:53</text:p>
          </table:table-cell>
          <table:table-cell office:value-type="float" office:value="45.1369" calcext:value-type="float">
            <text:p>45,1369</text:p>
          </table:table-cell>
        </table:table-row>
        <table:table-row table:style-name="ro1">
          <table:table-cell office:value-type="string" calcext:value-type="string">
            <text:p>2023-01-07 17:02:52</text:p>
          </table:table-cell>
          <table:table-cell office:value-type="float" office:value="50.44062" calcext:value-type="float">
            <text:p>50,44062</text:p>
          </table:table-cell>
        </table:table-row>
        <table:table-row table:style-name="ro1">
          <table:table-cell office:value-type="string" calcext:value-type="string">
            <text:p>2023-01-07 17:02:51</text:p>
          </table:table-cell>
          <table:table-cell office:value-type="float" office:value="52.06158" calcext:value-type="float">
            <text:p>52,06158</text:p>
          </table:table-cell>
        </table:table-row>
        <table:table-row table:style-name="ro1">
          <table:table-cell office:value-type="string" calcext:value-type="string">
            <text:p>2023-01-07 17:02:50</text:p>
          </table:table-cell>
          <table:table-cell office:value-type="float" office:value="46.7444" calcext:value-type="float">
            <text:p>46,7444</text:p>
          </table:table-cell>
        </table:table-row>
        <table:table-row table:style-name="ro1">
          <table:table-cell office:value-type="string" calcext:value-type="string">
            <text:p>2023-01-07 17:02:49</text:p>
          </table:table-cell>
          <table:table-cell office:value-type="float" office:value="53.09845" calcext:value-type="float">
            <text:p>53,09845</text:p>
          </table:table-cell>
        </table:table-row>
        <table:table-row table:style-name="ro1">
          <table:table-cell office:value-type="string" calcext:value-type="string">
            <text:p>2023-01-07 17:02:48</text:p>
          </table:table-cell>
          <table:table-cell office:value-type="float" office:value="56.09748" calcext:value-type="float">
            <text:p>56,09748</text:p>
          </table:table-cell>
        </table:table-row>
        <table:table-row table:style-name="ro1">
          <table:table-cell office:value-type="string" calcext:value-type="string">
            <text:p>2023-01-07 17:02:47</text:p>
          </table:table-cell>
          <table:table-cell office:value-type="float" office:value="45.80062" calcext:value-type="float">
            <text:p>45,80062</text:p>
          </table:table-cell>
        </table:table-row>
        <table:table-row table:style-name="ro1">
          <table:table-cell office:value-type="string" calcext:value-type="string">
            <text:p>2023-01-07 17:02:46</text:p>
          </table:table-cell>
          <table:table-cell office:value-type="float" office:value="43.62732" calcext:value-type="float">
            <text:p>43,62732</text:p>
          </table:table-cell>
        </table:table-row>
        <table:table-row table:style-name="ro1">
          <table:table-cell office:value-type="string" calcext:value-type="string">
            <text:p>2023-01-07 17:02:45</text:p>
          </table:table-cell>
          <table:table-cell office:value-type="float" office:value="60.1807" calcext:value-type="float">
            <text:p>60,1807</text:p>
          </table:table-cell>
        </table:table-row>
        <table:table-row table:style-name="ro1">
          <table:table-cell office:value-type="string" calcext:value-type="string">
            <text:p>2023-01-07 17:02:44</text:p>
          </table:table-cell>
          <table:table-cell office:value-type="float" office:value="62.12475" calcext:value-type="float">
            <text:p>62,12475</text:p>
          </table:table-cell>
        </table:table-row>
        <table:table-row table:style-name="ro1">
          <table:table-cell office:value-type="string" calcext:value-type="string">
            <text:p>2023-01-07 17:02:43</text:p>
          </table:table-cell>
          <table:table-cell office:value-type="float" office:value="62.59738" calcext:value-type="float">
            <text:p>62,59738</text:p>
          </table:table-cell>
        </table:table-row>
        <table:table-row table:style-name="ro1">
          <table:table-cell office:value-type="string" calcext:value-type="string">
            <text:p>2023-01-07 17:02:42</text:p>
          </table:table-cell>
          <table:table-cell office:value-type="float" office:value="59.02865" calcext:value-type="float">
            <text:p>59,02865</text:p>
          </table:table-cell>
        </table:table-row>
        <table:table-row table:style-name="ro1">
          <table:table-cell office:value-type="string" calcext:value-type="string">
            <text:p>2023-01-07 17:02:41</text:p>
          </table:table-cell>
          <table:table-cell office:value-type="float" office:value="54.32242" calcext:value-type="float">
            <text:p>54,32242</text:p>
          </table:table-cell>
        </table:table-row>
        <table:table-row table:style-name="ro1">
          <table:table-cell office:value-type="string" calcext:value-type="string">
            <text:p>2023-01-07 17:02:40</text:p>
          </table:table-cell>
          <table:table-cell office:value-type="float" office:value="41.14155" calcext:value-type="float">
            <text:p>41,14155</text:p>
          </table:table-cell>
        </table:table-row>
        <table:table-row table:style-name="ro1">
          <table:table-cell office:value-type="string" calcext:value-type="string">
            <text:p>2023-01-07 17:02:39</text:p>
          </table:table-cell>
          <table:table-cell office:value-type="float" office:value="54.09565" calcext:value-type="float">
            <text:p>54,09565</text:p>
          </table:table-cell>
        </table:table-row>
        <table:table-row table:style-name="ro1">
          <table:table-cell office:value-type="string" calcext:value-type="string">
            <text:p>2023-01-07 17:02:38</text:p>
          </table:table-cell>
          <table:table-cell office:value-type="float" office:value="66.54488" calcext:value-type="float">
            <text:p>66,54488</text:p>
          </table:table-cell>
        </table:table-row>
        <table:table-row table:style-name="ro1">
          <table:table-cell office:value-type="string" calcext:value-type="string">
            <text:p>2023-01-07 17:02:37</text:p>
          </table:table-cell>
          <table:table-cell office:value-type="float" office:value="46.54765" calcext:value-type="float">
            <text:p>46,54765</text:p>
          </table:table-cell>
        </table:table-row>
        <table:table-row table:style-name="ro1">
          <table:table-cell office:value-type="string" calcext:value-type="string">
            <text:p>2023-01-07 17:02:36</text:p>
          </table:table-cell>
          <table:table-cell office:value-type="float" office:value="48.55512" calcext:value-type="float">
            <text:p>48,55512</text:p>
          </table:table-cell>
        </table:table-row>
        <table:table-row table:style-name="ro1">
          <table:table-cell office:value-type="string" calcext:value-type="string">
            <text:p>2023-01-07 17:02:35</text:p>
          </table:table-cell>
          <table:table-cell office:value-type="float" office:value="45.79445" calcext:value-type="float">
            <text:p>45,79445</text:p>
          </table:table-cell>
        </table:table-row>
        <table:table-row table:style-name="ro1">
          <table:table-cell office:value-type="string" calcext:value-type="string">
            <text:p>2023-01-07 17:02:34</text:p>
          </table:table-cell>
          <table:table-cell office:value-type="float" office:value="38.71845" calcext:value-type="float">
            <text:p>38,71845</text:p>
          </table:table-cell>
        </table:table-row>
        <table:table-row table:style-name="ro1">
          <table:table-cell office:value-type="string" calcext:value-type="string">
            <text:p>2023-01-07 17:02:33</text:p>
          </table:table-cell>
          <table:table-cell office:value-type="float" office:value="48.05073" calcext:value-type="float">
            <text:p>48,05073</text:p>
          </table:table-cell>
        </table:table-row>
        <table:table-row table:style-name="ro1">
          <table:table-cell office:value-type="string" calcext:value-type="string">
            <text:p>2023-01-07 17:02:32</text:p>
          </table:table-cell>
          <table:table-cell office:value-type="float" office:value="71.62435" calcext:value-type="float">
            <text:p>71,62435</text:p>
          </table:table-cell>
        </table:table-row>
        <table:table-row table:style-name="ro1">
          <table:table-cell office:value-type="string" calcext:value-type="string">
            <text:p>2023-01-07 17:02:31</text:p>
          </table:table-cell>
          <table:table-cell office:value-type="float" office:value="60.00402" calcext:value-type="float">
            <text:p>60,00402</text:p>
          </table:table-cell>
        </table:table-row>
        <table:table-row table:style-name="ro1">
          <table:table-cell office:value-type="string" calcext:value-type="string">
            <text:p>2023-01-07 17:02: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2:00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7 17:01:59</text:p>
          </table:table-cell>
          <table:table-cell office:value-type="float" office:value="0.023775" calcext:value-type="float">
            <text:p>0,023775</text:p>
          </table:table-cell>
        </table:table-row>
        <table:table-row table:style-name="ro1">
          <table:table-cell office:value-type="string" calcext:value-type="string">
            <text:p>2023-01-07 17:01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7:01:3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table:number-columns-repeated="6"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  <table:table-cell office:value-type="string" calcext:value-type="string">
            <text:p>avg time</text:p>
          </table:table-cell>
        </table:table-row>
        <table:table-row table:style-name="ro1">
          <table:table-cell office:value-type="float" office:value="48.721" calcext:value-type="float">
            <text:p>48,721</text:p>
          </table:table-cell>
          <table:table-cell office:value-type="float" office:value="56.2435" calcext:value-type="float">
            <text:p>56,2435</text:p>
          </table:table-cell>
          <table:table-cell office:value-type="float" office:value="36.86095" calcext:value-type="float">
            <text:p>36,86095</text:p>
          </table:table-cell>
          <table:table-cell office:value-type="float" office:value="59.95788" calcext:value-type="float">
            <text:p>59,95788</text:p>
          </table:table-cell>
          <table:table-cell office:value-type="float" office:value="23.56222" calcext:value-type="float">
            <text:p>23,56222</text:p>
          </table:table-cell>
          <table:table-cell table:number-columns-repeated="6"/>
          <table:table-cell table:formula="of:=AVERAGE([.A76:.E76])" office:value-type="float" office:value="89.72524" calcext:value-type="float">
            <text:p>89,72524</text:p>
          </table:table-cell>
          <table:table-cell table:formula="of:=MAX([.A76:.E76])" office:value-type="float" office:value="93.35422" calcext:value-type="float">
            <text:p>93,35422</text:p>
          </table:table-cell>
          <table:table-cell table:formula="of:=AVERAGEIF([$Sheet1.B2:.B388];&quot;&gt;5&quot;)" office:value-type="float" office:value="61.2147034751773" calcext:value-type="float">
            <text:p>61,2147034751773</text:p>
          </table:table-cell>
          <table:table-cell table:formula="of:=AVERAGE([.A2:.E70])" office:value-type="float" office:value="61.584451" calcext:value-type="float">
            <text:p>61,584451</text:p>
          </table:table-cell>
          <table:table-cell/>
          <table:table-cell office:value-type="string" calcext:value-type="string">
            <text:p>47-69</text:p>
          </table:table-cell>
          <table:table-cell table:formula="of:=(69+50+56+47+58)/5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.86222" calcext:value-type="float">
            <text:p>59,86222</text:p>
          </table:table-cell>
          <table:table-cell office:value-type="float" office:value="43.23022" calcext:value-type="float">
            <text:p>43,23022</text:p>
          </table:table-cell>
          <table:table-cell office:value-type="float" office:value="89.87438" calcext:value-type="float">
            <text:p>89,87438</text:p>
          </table:table-cell>
          <table:table-cell office:value-type="float" office:value="90.33295" calcext:value-type="float">
            <text:p>90,33295</text:p>
          </table:table-cell>
          <table:table-cell office:value-type="float" office:value="86.1179" calcext:value-type="float">
            <text:p>86,1179</text:p>
          </table:table-cell>
          <table:table-cell table:number-columns-repeated="13"/>
        </table:table-row>
        <table:table-row table:style-name="ro1">
          <table:table-cell office:value-type="float" office:value="47.00225" calcext:value-type="float">
            <text:p>47,00225</text:p>
          </table:table-cell>
          <table:table-cell office:value-type="float" office:value="62.17542" calcext:value-type="float">
            <text:p>62,17542</text:p>
          </table:table-cell>
          <table:table-cell office:value-type="float" office:value="76.33482" calcext:value-type="float">
            <text:p>76,33482</text:p>
          </table:table-cell>
          <table:table-cell office:value-type="float" office:value="71.28067" calcext:value-type="float">
            <text:p>71,28067</text:p>
          </table:table-cell>
          <table:table-cell office:value-type="float" office:value="91.6038" calcext:value-type="float">
            <text:p>91,6038</text:p>
          </table:table-cell>
          <table:table-cell table:number-columns-repeated="13"/>
        </table:table-row>
        <table:table-row table:style-name="ro1">
          <table:table-cell office:value-type="float" office:value="66.417" calcext:value-type="float">
            <text:p>66,417</text:p>
          </table:table-cell>
          <table:table-cell office:value-type="float" office:value="55.18" calcext:value-type="float">
            <text:p>55,18</text:p>
          </table:table-cell>
          <table:table-cell office:value-type="float" office:value="63.7876" calcext:value-type="float">
            <text:p>63,7876</text:p>
          </table:table-cell>
          <table:table-cell office:value-type="float" office:value="81.06772" calcext:value-type="float">
            <text:p>81,06772</text:p>
          </table:table-cell>
          <table:table-cell office:value-type="float" office:value="76.67095" calcext:value-type="float">
            <text:p>76,67095</text:p>
          </table:table-cell>
          <table:table-cell table:number-columns-repeated="13"/>
        </table:table-row>
        <table:table-row table:style-name="ro1">
          <table:table-cell office:value-type="float" office:value="60.38505" calcext:value-type="float">
            <text:p>60,38505</text:p>
          </table:table-cell>
          <table:table-cell office:value-type="float" office:value="77.58512" calcext:value-type="float">
            <text:p>77,58512</text:p>
          </table:table-cell>
          <table:table-cell office:value-type="float" office:value="74.15185" calcext:value-type="float">
            <text:p>74,15185</text:p>
          </table:table-cell>
          <table:table-cell office:value-type="float" office:value="69.04185" calcext:value-type="float">
            <text:p>69,04185</text:p>
          </table:table-cell>
          <table:table-cell office:value-type="float" office:value="75.93975" calcext:value-type="float">
            <text:p>75,93975</text:p>
          </table:table-cell>
          <table:table-cell table:number-columns-repeated="13"/>
        </table:table-row>
        <table:table-row table:style-name="ro1">
          <table:table-cell office:value-type="float" office:value="58.66938" calcext:value-type="float">
            <text:p>58,66938</text:p>
          </table:table-cell>
          <table:table-cell office:value-type="float" office:value="78.46637" calcext:value-type="float">
            <text:p>78,46637</text:p>
          </table:table-cell>
          <table:table-cell office:value-type="float" office:value="74.5916" calcext:value-type="float">
            <text:p>74,5916</text:p>
          </table:table-cell>
          <table:table-cell office:value-type="float" office:value="23.18835" calcext:value-type="float">
            <text:p>23,18835</text:p>
          </table:table-cell>
          <table:table-cell office:value-type="float" office:value="50.9675" calcext:value-type="float">
            <text:p>50,9675</text:p>
          </table:table-cell>
          <table:table-cell table:number-columns-repeated="13"/>
        </table:table-row>
        <table:table-row table:style-name="ro1">
          <table:table-cell office:value-type="float" office:value="55.37775" calcext:value-type="float">
            <text:p>55,37775</text:p>
          </table:table-cell>
          <table:table-cell office:value-type="float" office:value="66.06765" calcext:value-type="float">
            <text:p>66,06765</text:p>
          </table:table-cell>
          <table:table-cell office:value-type="float" office:value="71.17812" calcext:value-type="float">
            <text:p>71,17812</text:p>
          </table:table-cell>
          <table:table-cell office:value-type="float" office:value="54.68718" calcext:value-type="float">
            <text:p>54,68718</text:p>
          </table:table-cell>
          <table:table-cell office:value-type="float" office:value="55.07718" calcext:value-type="float">
            <text:p>55,07718</text:p>
          </table:table-cell>
          <table:table-cell table:number-columns-repeated="13"/>
        </table:table-row>
        <table:table-row table:style-name="ro1">
          <table:table-cell office:value-type="float" office:value="55.18168" calcext:value-type="float">
            <text:p>55,18168</text:p>
          </table:table-cell>
          <table:table-cell office:value-type="float" office:value="74.19615" calcext:value-type="float">
            <text:p>74,19615</text:p>
          </table:table-cell>
          <table:table-cell office:value-type="float" office:value="87.7715" calcext:value-type="float">
            <text:p>87,7715</text:p>
          </table:table-cell>
          <table:table-cell office:value-type="float" office:value="71.72703" calcext:value-type="float">
            <text:p>71,72703</text:p>
          </table:table-cell>
          <table:table-cell office:value-type="float" office:value="67.89272" calcext:value-type="float">
            <text:p>67,89272</text:p>
          </table:table-cell>
          <table:table-cell table:number-columns-repeated="13"/>
        </table:table-row>
        <table:table-row table:style-name="ro1">
          <table:table-cell office:value-type="float" office:value="62.22322" calcext:value-type="float">
            <text:p>62,22322</text:p>
          </table:table-cell>
          <table:table-cell office:value-type="float" office:value="57.5487" calcext:value-type="float">
            <text:p>57,5487</text:p>
          </table:table-cell>
          <table:table-cell office:value-type="float" office:value="71.99885" calcext:value-type="float">
            <text:p>71,99885</text:p>
          </table:table-cell>
          <table:table-cell office:value-type="float" office:value="82.57902" calcext:value-type="float">
            <text:p>82,57902</text:p>
          </table:table-cell>
          <table:table-cell office:value-type="float" office:value="61.38022" calcext:value-type="float">
            <text:p>61,38022</text:p>
          </table:table-cell>
          <table:table-cell table:number-columns-repeated="13"/>
        </table:table-row>
        <table:table-row table:style-name="ro1">
          <table:table-cell office:value-type="float" office:value="76.18008" calcext:value-type="float">
            <text:p>76,18008</text:p>
          </table:table-cell>
          <table:table-cell office:value-type="float" office:value="62.31515" calcext:value-type="float">
            <text:p>62,31515</text:p>
          </table:table-cell>
          <table:table-cell office:value-type="float" office:value="62.50795" calcext:value-type="float">
            <text:p>62,50795</text:p>
          </table:table-cell>
          <table:table-cell office:value-type="float" office:value="71.26825" calcext:value-type="float">
            <text:p>71,26825</text:p>
          </table:table-cell>
          <table:table-cell office:value-type="float" office:value="67.0881" calcext:value-type="float">
            <text:p>67,0881</text:p>
          </table:table-cell>
          <table:table-cell table:number-columns-repeated="13"/>
        </table:table-row>
        <table:table-row table:style-name="ro1">
          <table:table-cell office:value-type="float" office:value="76.47792" calcext:value-type="float">
            <text:p>76,47792</text:p>
          </table:table-cell>
          <table:table-cell office:value-type="float" office:value="72.54403" calcext:value-type="float">
            <text:p>72,54403</text:p>
          </table:table-cell>
          <table:table-cell office:value-type="float" office:value="35.15108" calcext:value-type="float">
            <text:p>35,15108</text:p>
          </table:table-cell>
          <table:table-cell office:value-type="float" office:value="60.26" calcext:value-type="float">
            <text:p>60,26</text:p>
          </table:table-cell>
          <table:table-cell office:value-type="float" office:value="58.60392" calcext:value-type="float">
            <text:p>58,60392</text:p>
          </table:table-cell>
          <table:table-cell table:number-columns-repeated="13"/>
        </table:table-row>
        <table:table-row table:style-name="ro1">
          <table:table-cell office:value-type="float" office:value="73.78915" calcext:value-type="float">
            <text:p>73,78915</text:p>
          </table:table-cell>
          <table:table-cell office:value-type="float" office:value="63.35635" calcext:value-type="float">
            <text:p>63,35635</text:p>
          </table:table-cell>
          <table:table-cell office:value-type="float" office:value="28.53345" calcext:value-type="float">
            <text:p>28,53345</text:p>
          </table:table-cell>
          <table:table-cell office:value-type="float" office:value="85.90387" calcext:value-type="float">
            <text:p>85,90387</text:p>
          </table:table-cell>
          <table:table-cell office:value-type="float" office:value="34.63558" calcext:value-type="float">
            <text:p>34,63558</text:p>
          </table:table-cell>
          <table:table-cell table:number-columns-repeated="13"/>
        </table:table-row>
        <table:table-row table:style-name="ro1">
          <table:table-cell office:value-type="float" office:value="55.87555" calcext:value-type="float">
            <text:p>55,87555</text:p>
          </table:table-cell>
          <table:table-cell office:value-type="float" office:value="64.4958" calcext:value-type="float">
            <text:p>64,4958</text:p>
          </table:table-cell>
          <table:table-cell office:value-type="float" office:value="79.11305" calcext:value-type="float">
            <text:p>79,11305</text:p>
          </table:table-cell>
          <table:table-cell office:value-type="float" office:value="83.62608" calcext:value-type="float">
            <text:p>83,62608</text:p>
          </table:table-cell>
          <table:table-cell office:value-type="float" office:value="59.442" calcext:value-type="float">
            <text:p>59,442</text:p>
          </table:table-cell>
          <table:table-cell table:number-columns-repeated="13"/>
        </table:table-row>
        <table:table-row table:style-name="ro1">
          <table:table-cell office:value-type="float" office:value="77.09645" calcext:value-type="float">
            <text:p>77,09645</text:p>
          </table:table-cell>
          <table:table-cell office:value-type="float" office:value="46.71382" calcext:value-type="float">
            <text:p>46,71382</text:p>
          </table:table-cell>
          <table:table-cell office:value-type="float" office:value="87.79035" calcext:value-type="float">
            <text:p>87,79035</text:p>
          </table:table-cell>
          <table:table-cell office:value-type="float" office:value="91.21798" calcext:value-type="float">
            <text:p>91,21798</text:p>
          </table:table-cell>
          <table:table-cell office:value-type="float" office:value="48.41012" calcext:value-type="float">
            <text:p>48,41012</text:p>
          </table:table-cell>
          <table:table-cell table:number-columns-repeated="13"/>
        </table:table-row>
        <table:table-row table:style-name="ro1">
          <table:table-cell office:value-type="float" office:value="75.55952" calcext:value-type="float">
            <text:p>75,55952</text:p>
          </table:table-cell>
          <table:table-cell office:value-type="float" office:value="74.90532" calcext:value-type="float">
            <text:p>74,90532</text:p>
          </table:table-cell>
          <table:table-cell office:value-type="float" office:value="66.01962" calcext:value-type="float">
            <text:p>66,01962</text:p>
          </table:table-cell>
          <table:table-cell office:value-type="float" office:value="73.09172" calcext:value-type="float">
            <text:p>73,09172</text:p>
          </table:table-cell>
          <table:table-cell office:value-type="float" office:value="86.68665" calcext:value-type="float">
            <text:p>86,68665</text:p>
          </table:table-cell>
          <table:table-cell table:number-columns-repeated="13"/>
        </table:table-row>
        <table:table-row table:style-name="ro1">
          <table:table-cell office:value-type="float" office:value="72.46132" calcext:value-type="float">
            <text:p>72,46132</text:p>
          </table:table-cell>
          <table:table-cell office:value-type="float" office:value="63.0745" calcext:value-type="float">
            <text:p>63,0745</text:p>
          </table:table-cell>
          <table:table-cell office:value-type="float" office:value="74.11128" calcext:value-type="float">
            <text:p>74,11128</text:p>
          </table:table-cell>
          <table:table-cell office:value-type="float" office:value="85.965" calcext:value-type="float">
            <text:p>85,965</text:p>
          </table:table-cell>
          <table:table-cell office:value-type="float" office:value="65.5731" calcext:value-type="float">
            <text:p>65,5731</text:p>
          </table:table-cell>
          <table:table-cell table:number-columns-repeated="13"/>
        </table:table-row>
        <table:table-row table:style-name="ro1">
          <table:table-cell office:value-type="float" office:value="55.538" calcext:value-type="float">
            <text:p>55,538</text:p>
          </table:table-cell>
          <table:table-cell office:value-type="float" office:value="60.56422" calcext:value-type="float">
            <text:p>60,56422</text:p>
          </table:table-cell>
          <table:table-cell office:value-type="float" office:value="82.39298" calcext:value-type="float">
            <text:p>82,39298</text:p>
          </table:table-cell>
          <table:table-cell office:value-type="float" office:value="79.09095" calcext:value-type="float">
            <text:p>79,09095</text:p>
          </table:table-cell>
          <table:table-cell office:value-type="float" office:value="68.38088" calcext:value-type="float">
            <text:p>68,38088</text:p>
          </table:table-cell>
          <table:table-cell table:number-columns-repeated="13"/>
        </table:table-row>
        <table:table-row table:style-name="ro1">
          <table:table-cell office:value-type="float" office:value="56.94938" calcext:value-type="float">
            <text:p>56,94938</text:p>
          </table:table-cell>
          <table:table-cell office:value-type="float" office:value="57.98702" calcext:value-type="float">
            <text:p>57,98702</text:p>
          </table:table-cell>
          <table:table-cell office:value-type="float" office:value="82.6231" calcext:value-type="float">
            <text:p>82,6231</text:p>
          </table:table-cell>
          <table:table-cell office:value-type="float" office:value="26.2997" calcext:value-type="float">
            <text:p>26,2997</text:p>
          </table:table-cell>
          <table:table-cell office:value-type="float" office:value="39.13938" calcext:value-type="float">
            <text:p>39,13938</text:p>
          </table:table-cell>
          <table:table-cell table:number-columns-repeated="13"/>
        </table:table-row>
        <table:table-row table:style-name="ro1">
          <table:table-cell office:value-type="float" office:value="57.06112" calcext:value-type="float">
            <text:p>57,06112</text:p>
          </table:table-cell>
          <table:table-cell office:value-type="float" office:value="53.4759" calcext:value-type="float">
            <text:p>53,4759</text:p>
          </table:table-cell>
          <table:table-cell office:value-type="float" office:value="76.85528" calcext:value-type="float">
            <text:p>76,85528</text:p>
          </table:table-cell>
          <table:table-cell office:value-type="float" office:value="32.83342" calcext:value-type="float">
            <text:p>32,83342</text:p>
          </table:table-cell>
          <table:table-cell office:value-type="float" office:value="51.64978" calcext:value-type="float">
            <text:p>51,64978</text:p>
          </table:table-cell>
          <table:table-cell table:number-columns-repeated="13"/>
        </table:table-row>
        <table:table-row table:style-name="ro1">
          <table:table-cell office:value-type="float" office:value="69.35982" calcext:value-type="float">
            <text:p>69,35982</text:p>
          </table:table-cell>
          <table:table-cell office:value-type="float" office:value="56.47952" calcext:value-type="float">
            <text:p>56,47952</text:p>
          </table:table-cell>
          <table:table-cell office:value-type="float" office:value="73.1129" calcext:value-type="float">
            <text:p>73,1129</text:p>
          </table:table-cell>
          <table:table-cell office:value-type="float" office:value="79.90975" calcext:value-type="float">
            <text:p>79,90975</text:p>
          </table:table-cell>
          <table:table-cell office:value-type="float" office:value="40.40738" calcext:value-type="float">
            <text:p>40,40738</text:p>
          </table:table-cell>
          <table:table-cell table:number-columns-repeated="13"/>
        </table:table-row>
        <table:table-row table:style-name="ro1">
          <table:table-cell office:value-type="float" office:value="35.1121" calcext:value-type="float">
            <text:p>35,1121</text:p>
          </table:table-cell>
          <table:table-cell office:value-type="float" office:value="64.72365" calcext:value-type="float">
            <text:p>64,72365</text:p>
          </table:table-cell>
          <table:table-cell office:value-type="float" office:value="65.94812" calcext:value-type="float">
            <text:p>65,94812</text:p>
          </table:table-cell>
          <table:table-cell office:value-type="float" office:value="74.47188" calcext:value-type="float">
            <text:p>74,47188</text:p>
          </table:table-cell>
          <table:table-cell office:value-type="float" office:value="57.61268" calcext:value-type="float">
            <text:p>57,61268</text:p>
          </table:table-cell>
          <table:table-cell table:number-columns-repeated="13"/>
        </table:table-row>
        <table:table-row table:style-name="ro1">
          <table:table-cell office:value-type="float" office:value="92.06975" calcext:value-type="float">
            <text:p>92,06975</text:p>
          </table:table-cell>
          <table:table-cell office:value-type="float" office:value="65.18222" calcext:value-type="float">
            <text:p>65,18222</text:p>
          </table:table-cell>
          <table:table-cell office:value-type="float" office:value="71.8206" calcext:value-type="float">
            <text:p>71,8206</text:p>
          </table:table-cell>
          <table:table-cell office:value-type="float" office:value="80.84905" calcext:value-type="float">
            <text:p>80,84905</text:p>
          </table:table-cell>
          <table:table-cell office:value-type="float" office:value="57.13082" calcext:value-type="float">
            <text:p>57,13082</text:p>
          </table:table-cell>
          <table:table-cell table:number-columns-repeated="13"/>
        </table:table-row>
        <table:table-row table:style-name="ro1">
          <table:table-cell office:value-type="float" office:value="52.32995" calcext:value-type="float">
            <text:p>52,32995</text:p>
          </table:table-cell>
          <table:table-cell office:value-type="float" office:value="52.2102" calcext:value-type="float">
            <text:p>52,2102</text:p>
          </table:table-cell>
          <table:table-cell office:value-type="float" office:value="49.2977" calcext:value-type="float">
            <text:p>49,2977</text:p>
          </table:table-cell>
          <table:table-cell office:value-type="float" office:value="82.76415" calcext:value-type="float">
            <text:p>82,76415</text:p>
          </table:table-cell>
          <table:table-cell office:value-type="float" office:value="41.79528" calcext:value-type="float">
            <text:p>41,79528</text:p>
          </table:table-cell>
          <table:table-cell table:number-columns-repeated="13"/>
        </table:table-row>
        <table:table-row table:style-name="ro1">
          <table:table-cell office:value-type="float" office:value="46.59848" calcext:value-type="float">
            <text:p>46,59848</text:p>
          </table:table-cell>
          <table:table-cell office:value-type="float" office:value="61.5713" calcext:value-type="float">
            <text:p>61,5713</text:p>
          </table:table-cell>
          <table:table-cell office:value-type="float" office:value="58.7571" calcext:value-type="float">
            <text:p>58,7571</text:p>
          </table:table-cell>
          <table:table-cell office:value-type="float" office:value="93.35422" calcext:value-type="float">
            <text:p>93,35422</text:p>
          </table:table-cell>
          <table:table-cell office:value-type="float" office:value="48.495" calcext:value-type="float">
            <text:p>48,495</text:p>
          </table:table-cell>
          <table:table-cell table:number-columns-repeated="13"/>
        </table:table-row>
        <table:table-row table:style-name="ro1">
          <table:table-cell office:value-type="float" office:value="63.02045" calcext:value-type="float">
            <text:p>63,02045</text:p>
          </table:table-cell>
          <table:table-cell office:value-type="float" office:value="67.90315" calcext:value-type="float">
            <text:p>67,90315</text:p>
          </table:table-cell>
          <table:table-cell office:value-type="float" office:value="56.2742" calcext:value-type="float">
            <text:p>56,2742</text:p>
          </table:table-cell>
          <table:table-cell office:value-type="float" office:value="76.33212" calcext:value-type="float">
            <text:p>76,33212</text:p>
          </table:table-cell>
          <table:table-cell office:value-type="float" office:value="52.1045" calcext:value-type="float">
            <text:p>52,1045</text:p>
          </table:table-cell>
          <table:table-cell table:number-columns-repeated="13"/>
        </table:table-row>
        <table:table-row table:style-name="ro1">
          <table:table-cell office:value-type="float" office:value="56.6069" calcext:value-type="float">
            <text:p>56,6069</text:p>
          </table:table-cell>
          <table:table-cell office:value-type="float" office:value="72.474" calcext:value-type="float">
            <text:p>72,474</text:p>
          </table:table-cell>
          <table:table-cell office:value-type="float" office:value="79.46938" calcext:value-type="float">
            <text:p>79,46938</text:p>
          </table:table-cell>
          <table:table-cell office:value-type="float" office:value="88.04015" calcext:value-type="float">
            <text:p>88,04015</text:p>
          </table:table-cell>
          <table:table-cell office:value-type="float" office:value="49.42927" calcext:value-type="float">
            <text:p>49,42927</text:p>
          </table:table-cell>
          <table:table-cell table:number-columns-repeated="13"/>
        </table:table-row>
        <table:table-row table:style-name="ro1">
          <table:table-cell office:value-type="float" office:value="64.9702" calcext:value-type="float">
            <text:p>64,9702</text:p>
          </table:table-cell>
          <table:table-cell office:value-type="float" office:value="53.10228" calcext:value-type="float">
            <text:p>53,10228</text:p>
          </table:table-cell>
          <table:table-cell office:value-type="float" office:value="79.1167" calcext:value-type="float">
            <text:p>79,1167</text:p>
          </table:table-cell>
          <table:table-cell office:value-type="float" office:value="68.29255" calcext:value-type="float">
            <text:p>68,29255</text:p>
          </table:table-cell>
          <table:table-cell office:value-type="float" office:value="47.23992" calcext:value-type="float">
            <text:p>47,23992</text:p>
          </table:table-cell>
          <table:table-cell table:number-columns-repeated="13"/>
        </table:table-row>
        <table:table-row table:style-name="ro1">
          <table:table-cell office:value-type="float" office:value="40.4652" calcext:value-type="float">
            <text:p>40,4652</text:p>
          </table:table-cell>
          <table:table-cell office:value-type="float" office:value="62.56062" calcext:value-type="float">
            <text:p>62,56062</text:p>
          </table:table-cell>
          <table:table-cell office:value-type="float" office:value="60.61675" calcext:value-type="float">
            <text:p>60,61675</text:p>
          </table:table-cell>
          <table:table-cell office:value-type="float" office:value="84.71522" calcext:value-type="float">
            <text:p>84,71522</text:p>
          </table:table-cell>
          <table:table-cell office:value-type="float" office:value="43.50258" calcext:value-type="float">
            <text:p>43,50258</text:p>
          </table:table-cell>
          <table:table-cell table:number-columns-repeated="13"/>
        </table:table-row>
        <table:table-row table:style-name="ro1">
          <table:table-cell office:value-type="float" office:value="30.47042" calcext:value-type="float">
            <text:p>30,47042</text:p>
          </table:table-cell>
          <table:table-cell office:value-type="float" office:value="59.64545" calcext:value-type="float">
            <text:p>59,64545</text:p>
          </table:table-cell>
          <table:table-cell office:value-type="float" office:value="82.09985" calcext:value-type="float">
            <text:p>82,09985</text:p>
          </table:table-cell>
          <table:table-cell office:value-type="float" office:value="84.33622" calcext:value-type="float">
            <text:p>84,33622</text:p>
          </table:table-cell>
          <table:table-cell office:value-type="float" office:value="74.08542" calcext:value-type="float">
            <text:p>74,08542</text:p>
          </table:table-cell>
          <table:table-cell table:number-columns-repeated="13"/>
        </table:table-row>
        <table:table-row table:style-name="ro1">
          <table:table-cell office:value-type="float" office:value="58.57762" calcext:value-type="float">
            <text:p>58,57762</text:p>
          </table:table-cell>
          <table:table-cell office:value-type="float" office:value="71.47102" calcext:value-type="float">
            <text:p>71,47102</text:p>
          </table:table-cell>
          <table:table-cell office:value-type="float" office:value="79.35445" calcext:value-type="float">
            <text:p>79,35445</text:p>
          </table:table-cell>
          <table:table-cell office:value-type="float" office:value="77.24588" calcext:value-type="float">
            <text:p>77,24588</text:p>
          </table:table-cell>
          <table:table-cell office:value-type="float" office:value="69.56808" calcext:value-type="float">
            <text:p>69,56808</text:p>
          </table:table-cell>
          <table:table-cell table:number-columns-repeated="13"/>
        </table:table-row>
        <table:table-row table:style-name="ro1">
          <table:table-cell office:value-type="float" office:value="48.30195" calcext:value-type="float">
            <text:p>48,30195</text:p>
          </table:table-cell>
          <table:table-cell office:value-type="float" office:value="64.41875" calcext:value-type="float">
            <text:p>64,41875</text:p>
          </table:table-cell>
          <table:table-cell office:value-type="float" office:value="62.59462" calcext:value-type="float">
            <text:p>62,59462</text:p>
          </table:table-cell>
          <table:table-cell office:value-type="float" office:value="77.5568" calcext:value-type="float">
            <text:p>77,5568</text:p>
          </table:table-cell>
          <table:table-cell office:value-type="float" office:value="76.11242" calcext:value-type="float">
            <text:p>76,11242</text:p>
          </table:table-cell>
          <table:table-cell table:number-columns-repeated="13"/>
        </table:table-row>
        <table:table-row table:style-name="ro1">
          <table:table-cell office:value-type="float" office:value="74.1265" calcext:value-type="float">
            <text:p>74,1265</text:p>
          </table:table-cell>
          <table:table-cell office:value-type="float" office:value="61.618" calcext:value-type="float">
            <text:p>61,618</text:p>
          </table:table-cell>
          <table:table-cell office:value-type="float" office:value="67.07142" calcext:value-type="float">
            <text:p>67,07142</text:p>
          </table:table-cell>
          <table:table-cell office:value-type="float" office:value="69.10782" calcext:value-type="float">
            <text:p>69,10782</text:p>
          </table:table-cell>
          <table:table-cell office:value-type="float" office:value="69.79342" calcext:value-type="float">
            <text:p>69,79342</text:p>
          </table:table-cell>
          <table:table-cell table:number-columns-repeated="13"/>
        </table:table-row>
        <table:table-row table:style-name="ro1">
          <table:table-cell office:value-type="float" office:value="60.21108" calcext:value-type="float">
            <text:p>60,21108</text:p>
          </table:table-cell>
          <table:table-cell office:value-type="float" office:value="51.42078" calcext:value-type="float">
            <text:p>51,42078</text:p>
          </table:table-cell>
          <table:table-cell office:value-type="float" office:value="55.40868" calcext:value-type="float">
            <text:p>55,40868</text:p>
          </table:table-cell>
          <table:table-cell office:value-type="float" office:value="90.84328" calcext:value-type="float">
            <text:p>90,84328</text:p>
          </table:table-cell>
          <table:table-cell office:value-type="float" office:value="48.25765" calcext:value-type="float">
            <text:p>48,25765</text:p>
          </table:table-cell>
          <table:table-cell table:number-columns-repeated="13"/>
        </table:table-row>
        <table:table-row table:style-name="ro1">
          <table:table-cell office:value-type="float" office:value="54.45842" calcext:value-type="float">
            <text:p>54,45842</text:p>
          </table:table-cell>
          <table:table-cell office:value-type="float" office:value="46.21085" calcext:value-type="float">
            <text:p>46,21085</text:p>
          </table:table-cell>
          <table:table-cell office:value-type="float" office:value="61.04942" calcext:value-type="float">
            <text:p>61,04942</text:p>
          </table:table-cell>
          <table:table-cell office:value-type="float" office:value="78.52617" calcext:value-type="float">
            <text:p>78,52617</text:p>
          </table:table-cell>
          <table:table-cell office:value-type="float" office:value="52.78968" calcext:value-type="float">
            <text:p>52,78968</text:p>
          </table:table-cell>
          <table:table-cell table:number-columns-repeated="13"/>
        </table:table-row>
        <table:table-row table:style-name="ro1">
          <table:table-cell office:value-type="float" office:value="49.65298" calcext:value-type="float">
            <text:p>49,65298</text:p>
          </table:table-cell>
          <table:table-cell office:value-type="float" office:value="51.66353" calcext:value-type="float">
            <text:p>51,66353</text:p>
          </table:table-cell>
          <table:table-cell office:value-type="float" office:value="71.78702" calcext:value-type="float">
            <text:p>71,78702</text:p>
          </table:table-cell>
          <table:table-cell office:value-type="float" office:value="85.2985" calcext:value-type="float">
            <text:p>85,2985</text:p>
          </table:table-cell>
          <table:table-cell office:value-type="float" office:value="42.51905" calcext:value-type="float">
            <text:p>42,51905</text:p>
          </table:table-cell>
          <table:table-cell table:number-columns-repeated="13"/>
        </table:table-row>
        <table:table-row table:style-name="ro1">
          <table:table-cell office:value-type="float" office:value="55.4382" calcext:value-type="float">
            <text:p>55,4382</text:p>
          </table:table-cell>
          <table:table-cell office:value-type="float" office:value="41.91873" calcext:value-type="float">
            <text:p>41,91873</text:p>
          </table:table-cell>
          <table:table-cell office:value-type="float" office:value="63.81168" calcext:value-type="float">
            <text:p>63,81168</text:p>
          </table:table-cell>
          <table:table-cell office:value-type="float" office:value="57.41115" calcext:value-type="float">
            <text:p>57,41115</text:p>
          </table:table-cell>
          <table:table-cell office:value-type="float" office:value="69.80815" calcext:value-type="float">
            <text:p>69,80815</text:p>
          </table:table-cell>
          <table:table-cell table:number-columns-repeated="13"/>
        </table:table-row>
        <table:table-row table:style-name="ro1">
          <table:table-cell office:value-type="float" office:value="55.0115" calcext:value-type="float">
            <text:p>55,0115</text:p>
          </table:table-cell>
          <table:table-cell office:value-type="float" office:value="35.10595" calcext:value-type="float">
            <text:p>35,10595</text:p>
          </table:table-cell>
          <table:table-cell office:value-type="float" office:value="73.94578" calcext:value-type="float">
            <text:p>73,94578</text:p>
          </table:table-cell>
          <table:table-cell office:value-type="float" office:value="61.15618" calcext:value-type="float">
            <text:p>61,15618</text:p>
          </table:table-cell>
          <table:table-cell office:value-type="float" office:value="72.02688" calcext:value-type="float">
            <text:p>72,02688</text:p>
          </table:table-cell>
          <table:table-cell table:number-columns-repeated="13"/>
        </table:table-row>
        <table:table-row table:style-name="ro1">
          <table:table-cell office:value-type="float" office:value="50.38225" calcext:value-type="float">
            <text:p>50,38225</text:p>
          </table:table-cell>
          <table:table-cell office:value-type="float" office:value="34.4207" calcext:value-type="float">
            <text:p>34,4207</text:p>
          </table:table-cell>
          <table:table-cell office:value-type="float" office:value="76.08725" calcext:value-type="float">
            <text:p>76,08725</text:p>
          </table:table-cell>
          <table:table-cell office:value-type="float" office:value="49.96862" calcext:value-type="float">
            <text:p>49,96862</text:p>
          </table:table-cell>
          <table:table-cell office:value-type="float" office:value="63.22988" calcext:value-type="float">
            <text:p>63,22988</text:p>
          </table:table-cell>
          <table:table-cell table:number-columns-repeated="13"/>
        </table:table-row>
        <table:table-row table:style-name="ro1">
          <table:table-cell office:value-type="float" office:value="47.49248" calcext:value-type="float">
            <text:p>47,49248</text:p>
          </table:table-cell>
          <table:table-cell office:value-type="float" office:value="62.34515" calcext:value-type="float">
            <text:p>62,34515</text:p>
          </table:table-cell>
          <table:table-cell office:value-type="float" office:value="61.99378" calcext:value-type="float">
            <text:p>61,99378</text:p>
          </table:table-cell>
          <table:table-cell office:value-type="float" office:value="53.28195" calcext:value-type="float">
            <text:p>53,28195</text:p>
          </table:table-cell>
          <table:table-cell office:value-type="float" office:value="72.88538" calcext:value-type="float">
            <text:p>72,88538</text:p>
          </table:table-cell>
          <table:table-cell table:number-columns-repeated="13"/>
        </table:table-row>
        <table:table-row table:style-name="ro1">
          <table:table-cell office:value-type="float" office:value="49.30905" calcext:value-type="float">
            <text:p>49,30905</text:p>
          </table:table-cell>
          <table:table-cell office:value-type="float" office:value="60.03332" calcext:value-type="float">
            <text:p>60,03332</text:p>
          </table:table-cell>
          <table:table-cell office:value-type="float" office:value="78.69265" calcext:value-type="float">
            <text:p>78,69265</text:p>
          </table:table-cell>
          <table:table-cell office:value-type="float" office:value="42.79765" calcext:value-type="float">
            <text:p>42,79765</text:p>
          </table:table-cell>
          <table:table-cell office:value-type="float" office:value="82.23055" calcext:value-type="float">
            <text:p>82,23055</text:p>
          </table:table-cell>
          <table:table-cell table:number-columns-repeated="13"/>
        </table:table-row>
        <table:table-row table:style-name="ro1">
          <table:table-cell office:value-type="float" office:value="38.97668" calcext:value-type="float">
            <text:p>38,97668</text:p>
          </table:table-cell>
          <table:table-cell office:value-type="float" office:value="52.1941" calcext:value-type="float">
            <text:p>52,1941</text:p>
          </table:table-cell>
          <table:table-cell office:value-type="float" office:value="80.67905" calcext:value-type="float">
            <text:p>80,67905</text:p>
          </table:table-cell>
          <table:table-cell office:value-type="float" office:value="32.78708" calcext:value-type="float">
            <text:p>32,78708</text:p>
          </table:table-cell>
          <table:table-cell office:value-type="float" office:value="68.77188" calcext:value-type="float">
            <text:p>68,77188</text:p>
          </table:table-cell>
          <table:table-cell table:number-columns-repeated="13"/>
        </table:table-row>
        <table:table-row table:style-name="ro1">
          <table:table-cell office:value-type="float" office:value="55.0395" calcext:value-type="float">
            <text:p>55,0395</text:p>
          </table:table-cell>
          <table:table-cell office:value-type="float" office:value="59.7747" calcext:value-type="float">
            <text:p>59,7747</text:p>
          </table:table-cell>
          <table:table-cell office:value-type="float" office:value="70.80898" calcext:value-type="float">
            <text:p>70,80898</text:p>
          </table:table-cell>
          <table:table-cell office:value-type="float" office:value="48.74372" calcext:value-type="float">
            <text:p>48,74372</text:p>
          </table:table-cell>
          <table:table-cell office:value-type="float" office:value="75.08065" calcext:value-type="float">
            <text:p>75,08065</text:p>
          </table:table-cell>
          <table:table-cell table:number-columns-repeated="13"/>
        </table:table-row>
        <table:table-row table:style-name="ro1">
          <table:table-cell office:value-type="float" office:value="32.12735" calcext:value-type="float">
            <text:p>32,12735</text:p>
          </table:table-cell>
          <table:table-cell office:value-type="float" office:value="54.18478" calcext:value-type="float">
            <text:p>54,18478</text:p>
          </table:table-cell>
          <table:table-cell office:value-type="float" office:value="59.82598" calcext:value-type="float">
            <text:p>59,82598</text:p>
          </table:table-cell>
          <table:table-cell office:value-type="float" office:value="50.27947" calcext:value-type="float">
            <text:p>50,27947</text:p>
          </table:table-cell>
          <table:table-cell office:value-type="float" office:value="73.06925" calcext:value-type="float">
            <text:p>73,06925</text:p>
          </table:table-cell>
          <table:table-cell table:number-columns-repeated="13"/>
        </table:table-row>
        <table:table-row table:style-name="ro1">
          <table:table-cell office:value-type="float" office:value="78.3165" calcext:value-type="float">
            <text:p>78,3165</text:p>
          </table:table-cell>
          <table:table-cell office:value-type="float" office:value="47.95652" calcext:value-type="float">
            <text:p>47,95652</text:p>
          </table:table-cell>
          <table:table-cell office:value-type="float" office:value="43.57252" calcext:value-type="float">
            <text:p>43,57252</text:p>
          </table:table-cell>
          <table:table-cell office:value-type="float" office:value="65.60428" calcext:value-type="float">
            <text:p>65,60428</text:p>
          </table:table-cell>
          <table:table-cell office:value-type="float" office:value="63.02852" calcext:value-type="float">
            <text:p>63,02852</text:p>
          </table:table-cell>
          <table:table-cell table:number-columns-repeated="13"/>
        </table:table-row>
        <table:table-row table:style-name="ro1">
          <table:table-cell office:value-type="float" office:value="43.8643" calcext:value-type="float">
            <text:p>43,8643</text:p>
          </table:table-cell>
          <table:table-cell office:value-type="float" office:value="81.72405" calcext:value-type="float">
            <text:p>81,72405</text:p>
          </table:table-cell>
          <table:table-cell office:value-type="float" office:value="34.03458" calcext:value-type="float">
            <text:p>34,03458</text:p>
          </table:table-cell>
          <table:table-cell office:value-type="float" office:value="62.9342" calcext:value-type="float">
            <text:p>62,9342</text:p>
          </table:table-cell>
          <table:table-cell office:value-type="float" office:value="52.65448" calcext:value-type="float">
            <text:p>52,65448</text:p>
          </table:table-cell>
          <table:table-cell table:number-columns-repeated="13"/>
        </table:table-row>
        <table:table-row table:style-name="ro1">
          <table:table-cell office:value-type="float" office:value="43.4715" calcext:value-type="float">
            <text:p>43,4715</text:p>
          </table:table-cell>
          <table:table-cell office:value-type="float" office:value="77.43297" calcext:value-type="float">
            <text:p>77,43297</text:p>
          </table:table-cell>
          <table:table-cell office:value-type="float" office:value="17.97437" calcext:value-type="float">
            <text:p>17,97437</text:p>
          </table:table-cell>
          <table:table-cell office:value-type="float" office:value="67.2202" calcext:value-type="float">
            <text:p>67,2202</text:p>
          </table:table-cell>
          <table:table-cell office:value-type="float" office:value="71.94722" calcext:value-type="float">
            <text:p>71,94722</text:p>
          </table:table-cell>
          <table:table-cell table:number-columns-repeated="13"/>
        </table:table-row>
        <table:table-row table:style-name="ro1">
          <table:table-cell office:value-type="float" office:value="45.1369" calcext:value-type="float">
            <text:p>45,1369</text:p>
          </table:table-cell>
          <table:table-cell office:value-type="float" office:value="69.7609" calcext:value-type="float">
            <text:p>69,7609</text:p>
          </table:table-cell>
          <table:table-cell office:value-type="float" office:value="73.53968" calcext:value-type="float">
            <text:p>73,53968</text:p>
          </table:table-cell>
          <table:table-cell office:value-type="float" office:value="58.56715" calcext:value-type="float">
            <text:p>58,56715</text:p>
          </table:table-cell>
          <table:table-cell office:value-type="float" office:value="81.3237" calcext:value-type="float">
            <text:p>81,3237</text:p>
          </table:table-cell>
          <table:table-cell table:number-columns-repeated="13"/>
        </table:table-row>
        <table:table-row table:style-name="ro1">
          <table:table-cell office:value-type="float" office:value="50.44062" calcext:value-type="float">
            <text:p>50,44062</text:p>
          </table:table-cell>
          <table:table-cell office:value-type="float" office:value="67.35482" calcext:value-type="float">
            <text:p>67,35482</text:p>
          </table:table-cell>
          <table:table-cell office:value-type="float" office:value="57.86092" calcext:value-type="float">
            <text:p>57,86092</text:p>
          </table:table-cell>
          <table:table-cell/>
          <table:table-cell office:value-type="float" office:value="78.59575" calcext:value-type="float">
            <text:p>78,59575</text:p>
          </table:table-cell>
          <table:table-cell table:number-columns-repeated="13"/>
        </table:table-row>
        <table:table-row table:style-name="ro1">
          <table:table-cell office:value-type="float" office:value="52.06158" calcext:value-type="float">
            <text:p>52,06158</text:p>
          </table:table-cell>
          <table:table-cell office:value-type="float" office:value="73.88858" calcext:value-type="float">
            <text:p>73,88858</text:p>
          </table:table-cell>
          <table:table-cell office:value-type="float" office:value="85.89542" calcext:value-type="float">
            <text:p>85,89542</text:p>
          </table:table-cell>
          <table:table-cell/>
          <table:table-cell office:value-type="float" office:value="46.47143" calcext:value-type="float">
            <text:p>46,47143</text:p>
          </table:table-cell>
          <table:table-cell table:number-columns-repeated="13"/>
        </table:table-row>
        <table:table-row table:style-name="ro1">
          <table:table-cell office:value-type="float" office:value="46.7444" calcext:value-type="float">
            <text:p>46,7444</text:p>
          </table:table-cell>
          <table:table-cell office:value-type="float" office:value="20.9143" calcext:value-type="float">
            <text:p>20,9143</text:p>
          </table:table-cell>
          <table:table-cell office:value-type="float" office:value="67.26362" calcext:value-type="float">
            <text:p>67,26362</text:p>
          </table:table-cell>
          <table:table-cell/>
          <table:table-cell office:value-type="float" office:value="41.30362" calcext:value-type="float">
            <text:p>41,30362</text:p>
          </table:table-cell>
          <table:table-cell table:number-columns-repeated="13"/>
        </table:table-row>
        <table:table-row table:style-name="ro1">
          <table:table-cell office:value-type="float" office:value="53.09845" calcext:value-type="float">
            <text:p>53,09845</text:p>
          </table:table-cell>
          <table:table-cell/>
          <table:table-cell office:value-type="float" office:value="41.17902" calcext:value-type="float">
            <text:p>41,17902</text:p>
          </table:table-cell>
          <table:table-cell/>
          <table:table-cell office:value-type="float" office:value="49.81885" calcext:value-type="float">
            <text:p>49,81885</text:p>
          </table:table-cell>
          <table:table-cell table:number-columns-repeated="13"/>
        </table:table-row>
        <table:table-row table:style-name="ro1">
          <table:table-cell office:value-type="float" office:value="56.09748" calcext:value-type="float">
            <text:p>56,09748</text:p>
          </table:table-cell>
          <table:table-cell/>
          <table:table-cell office:value-type="float" office:value="81.9155" calcext:value-type="float">
            <text:p>81,9155</text:p>
          </table:table-cell>
          <table:table-cell/>
          <table:table-cell office:value-type="float" office:value="34.65222" calcext:value-type="float">
            <text:p>34,65222</text:p>
          </table:table-cell>
          <table:table-cell table:number-columns-repeated="13"/>
        </table:table-row>
        <table:table-row table:style-name="ro1">
          <table:table-cell office:value-type="float" office:value="45.80062" calcext:value-type="float">
            <text:p>45,80062</text:p>
          </table:table-cell>
          <table:table-cell/>
          <table:table-cell office:value-type="float" office:value="81.50212" calcext:value-type="float">
            <text:p>81,50212</text:p>
          </table:table-cell>
          <table:table-cell/>
          <table:table-cell office:value-type="float" office:value="48.1982" calcext:value-type="float">
            <text:p>48,1982</text:p>
          </table:table-cell>
          <table:table-cell table:number-columns-repeated="13"/>
        </table:table-row>
        <table:table-row table:style-name="ro1">
          <table:table-cell office:value-type="float" office:value="43.62732" calcext:value-type="float">
            <text:p>43,62732</text:p>
          </table:table-cell>
          <table:table-cell/>
          <table:table-cell office:value-type="float" office:value="71.29762" calcext:value-type="float">
            <text:p>71,29762</text:p>
          </table:table-cell>
          <table:table-cell/>
          <table:table-cell office:value-type="float" office:value="42.0925" calcext:value-type="float">
            <text:p>42,0925</text:p>
          </table:table-cell>
          <table:table-cell table:number-columns-repeated="13"/>
        </table:table-row>
        <table:table-row table:style-name="ro1">
          <table:table-cell office:value-type="float" office:value="60.1807" calcext:value-type="float">
            <text:p>60,1807</text:p>
          </table:table-cell>
          <table:table-cell/>
          <table:table-cell office:value-type="float" office:value="71.22012" calcext:value-type="float">
            <text:p>71,22012</text:p>
          </table:table-cell>
          <table:table-cell/>
          <table:table-cell office:value-type="float" office:value="56.87728" calcext:value-type="float">
            <text:p>56,87728</text:p>
          </table:table-cell>
          <table:table-cell table:number-columns-repeated="13"/>
        </table:table-row>
        <table:table-row table:style-name="ro1">
          <table:table-cell office:value-type="float" office:value="62.12475" calcext:value-type="float">
            <text:p>62,12475</text:p>
          </table:table-cell>
          <table:table-cell/>
          <table:table-cell office:value-type="float" office:value="39.23445" calcext:value-type="float">
            <text:p>39,23445</text:p>
          </table:table-cell>
          <table:table-cell/>
          <table:table-cell office:value-type="float" office:value="51.60077" calcext:value-type="float">
            <text:p>51,60077</text:p>
          </table:table-cell>
          <table:table-cell table:number-columns-repeated="13"/>
        </table:table-row>
        <table:table-row table:style-name="ro1">
          <table:table-cell office:value-type="float" office:value="62.59738" calcext:value-type="float">
            <text:p>62,59738</text:p>
          </table:table-cell>
          <table:table-cell table:number-columns-repeated="3"/>
          <table:table-cell office:value-type="float" office:value="55.04928" calcext:value-type="float">
            <text:p>55,04928</text:p>
          </table:table-cell>
          <table:table-cell table:number-columns-repeated="13"/>
        </table:table-row>
        <table:table-row table:style-name="ro1">
          <table:table-cell office:value-type="float" office:value="59.02865" calcext:value-type="float">
            <text:p>59,02865</text:p>
          </table:table-cell>
          <table:table-cell table:number-columns-repeated="3"/>
          <table:table-cell office:value-type="float" office:value="48.97068" calcext:value-type="float">
            <text:p>48,97068</text:p>
          </table:table-cell>
          <table:table-cell table:number-columns-repeated="13"/>
        </table:table-row>
        <table:table-row table:style-name="ro1">
          <table:table-cell office:value-type="float" office:value="54.32242" calcext:value-type="float">
            <text:p>54,32242</text:p>
          </table:table-cell>
          <table:table-cell table:number-columns-repeated="17"/>
        </table:table-row>
        <table:table-row table:style-name="ro1">
          <table:table-cell office:value-type="float" office:value="41.14155" calcext:value-type="float">
            <text:p>41,14155</text:p>
          </table:table-cell>
          <table:table-cell table:number-columns-repeated="17"/>
        </table:table-row>
        <table:table-row table:style-name="ro1">
          <table:table-cell office:value-type="float" office:value="54.09565" calcext:value-type="float">
            <text:p>54,09565</text:p>
          </table:table-cell>
          <table:table-cell table:number-columns-repeated="17"/>
        </table:table-row>
        <table:table-row table:style-name="ro1">
          <table:table-cell office:value-type="float" office:value="66.54488" calcext:value-type="float">
            <text:p>66,54488</text:p>
          </table:table-cell>
          <table:table-cell table:number-columns-repeated="17"/>
        </table:table-row>
        <table:table-row table:style-name="ro1">
          <table:table-cell office:value-type="float" office:value="46.54765" calcext:value-type="float">
            <text:p>46,54765</text:p>
          </table:table-cell>
          <table:table-cell table:number-columns-repeated="17"/>
        </table:table-row>
        <table:table-row table:style-name="ro1">
          <table:table-cell office:value-type="float" office:value="48.55512" calcext:value-type="float">
            <text:p>48,55512</text:p>
          </table:table-cell>
          <table:table-cell table:number-columns-repeated="17"/>
        </table:table-row>
        <table:table-row table:style-name="ro1">
          <table:table-cell office:value-type="float" office:value="45.79445" calcext:value-type="float">
            <text:p>45,79445</text:p>
          </table:table-cell>
          <table:table-cell table:number-columns-repeated="17"/>
        </table:table-row>
        <table:table-row table:style-name="ro1">
          <table:table-cell office:value-type="float" office:value="38.71845" calcext:value-type="float">
            <text:p>38,71845</text:p>
          </table:table-cell>
          <table:table-cell table:number-columns-repeated="17"/>
        </table:table-row>
        <table:table-row table:style-name="ro1">
          <table:table-cell office:value-type="float" office:value="48.05073" calcext:value-type="float">
            <text:p>48,05073</text:p>
          </table:table-cell>
          <table:table-cell table:number-columns-repeated="17"/>
        </table:table-row>
        <table:table-row table:style-name="ro1">
          <table:table-cell office:value-type="float" office:value="71.62435" calcext:value-type="float">
            <text:p>71,62435</text:p>
          </table:table-cell>
          <table:table-cell table:number-columns-repeated="17"/>
        </table:table-row>
        <table:table-row table:style-name="ro1">
          <table:table-cell office:value-type="float" office:value="60.00402" calcext:value-type="float">
            <text:p>60,0040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formula="of:=AVERAGE([.A2:.A70])" office:value-type="float" office:value="55.7815549275362" calcext:value-type="float">
            <text:p>55,7815549275362</text:p>
          </table:table-cell>
          <table:table-cell table:formula="of:=AVERAGE([.B2:.B70])" office:value-type="float" office:value="59.8358026" calcext:value-type="float">
            <text:p>59,8358026</text:p>
          </table:table-cell>
          <table:table-cell table:formula="of:=AVERAGE([.C2:.C70])" office:value-type="float" office:value="66.5671751785714" calcext:value-type="float">
            <text:p>66,5671751785714</text:p>
          </table:table-cell>
          <table:table-cell table:formula="of:=AVERAGE([.D2:.D70])" office:value-type="float" office:value="68.8471282978724" calcext:value-type="float">
            <text:p>68,8471282978724</text:p>
          </table:table-cell>
          <table:table-cell table:formula="of:=AVERAGE([.E2:.E70])" office:value-type="float" office:value="59.2991727586207" calcext:value-type="float">
            <text:p>59,2991727586207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Peak</text:p>
          </table:table-cell>
          <table:table-cell table:number-columns-repeated="13"/>
        </table:table-row>
        <table:table-row table:style-name="ro1">
          <table:table-cell table:formula="of:=MAX([.A2:.A70])" office:value-type="float" office:value="92.06975" calcext:value-type="float">
            <text:p>92,06975</text:p>
          </table:table-cell>
          <table:table-cell table:formula="of:=MAX([.B2:.B70])" office:value-type="float" office:value="81.72405" calcext:value-type="float">
            <text:p>81,72405</text:p>
          </table:table-cell>
          <table:table-cell table:formula="of:=MAX([.C2:.C70])" office:value-type="float" office:value="89.87438" calcext:value-type="float">
            <text:p>89,87438</text:p>
          </table:table-cell>
          <table:table-cell table:formula="of:=MAX([.D2:.D70])" office:value-type="float" office:value="93.35422" calcext:value-type="float">
            <text:p>93,35422</text:p>
          </table:table-cell>
          <table:table-cell table:formula="of:=MAX([.E2:.E70])" office:value-type="float" office:value="91.6038" calcext:value-type="float">
            <text:p>91,603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9:54:04.606283347</meta:creation-date>
    <dc:date>2023-01-09T22:23:34.958005670</dc:date>
    <meta:editing-duration>PT20M19S</meta:editing-duration>
    <meta:editing-cycles>2</meta:editing-cycles>
    <meta:generator>LibreOffice/7.4.3.2$Linux_X86_64 LibreOffice_project/40$Build-2</meta:generator>
    <meta:document-statistic meta:table-count="2" meta:cell-count="1159" meta:object-count="0"/>
  </office:meta>
</office:document-meta>
</file>